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161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5.91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3.263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1252in"/>
    </style:style>
    <style:style style:name="co8" style:family="table-column">
      <style:table-column-properties fo:break-before="auto" style:column-width="3.2161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8.6201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9.2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17.1575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visibility="collapse" table:default-cell-style-name="ce2"/>
        <table:table-column table:style-name="co11" table:default-cell-style-name="ce2"/>
        <table:table-column table:style-name="co12" table:visibility="collapse" table:default-cell-style-name="ce2"/>
        <table:table-column table:style-name="co13" table:default-cell-style-name="ce2"/>
        <table:table-column table:style-name="co14" table:default-cell-style-name="ce2"/>
        <table:table-column table:style-name="co15" table:visibility="collapse" table:default-cell-style-name="ce2"/>
        <table:table-column table:style-name="co16" table:number-columns-repeated="1008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fasta</text:p>
          </table:table-cell>
          <table:table-cell table:style-name="ce1" office:value-type="string">
            <text:p>chrom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fwd</text:p>
          </table:table-cell>
          <table:table-cell table:style-name="ce1" office:value-type="string">
            <text:p>fwdLen</text:p>
          </table:table-cell>
          <table:table-cell table:style-name="ce1"/>
          <table:table-cell table:style-name="ce1" office:value-type="string">
            <text:p>rev</text:p>
          </table:table-cell>
          <table:table-cell table:style-name="ce1" office:value-type="string">
            <text:p>revLen</text:p>
          </table:table-cell>
          <table:table-cell table:style-name="ce1" office:value-type="string">
            <text:p>amplicom</text:p>
          </table:table-cell>
          <table:table-cell table:style-name="ce1" office:value-type="string">
            <text:p>amplicomLen</text:p>
          </table:table-cell>
          <table:table-cell table:style-name="ce1" office:value-type="string">
            <text:p>amplicomClean</text:p>
          </table:table-cell>
          <table:table-cell table:style-name="ce1" office:value-type="string">
            <text:p>amplicomCleanLen</text:p>
          </table:table-cell>
          <table:table-cell table:style-name="ce1" office:value-type="string">
            <text:p>amplicomDiff</text:p>
          </table:table-cell>
          <table:table-cell table:style-name="ce1" office:value-type="string">
            <text:p>str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15_234250_237070_G010_235476_235599_P01</text:p>
          </table:table-cell>
          <table:table-cell office:value-type="string">
            <text:p>original/R265_c_neoformans.fasta</text:p>
          </table:table-cell>
          <table:table-cell office:value-type="string">
            <text:p>supercontig_1.15_of_Cryptococcus_neoformans_Serotype_B</text:p>
          </table:table-cell>
          <table:table-cell office:value-type="float" office:value="235102">
            <text:p>235102</text:p>
          </table:table-cell>
          <table:table-cell office:value-type="float" office:value="235807">
            <text:p>235807</text:p>
          </table:table-cell>
          <table:table-cell office:value-type="string">
            <text:p>GTGCATTCCGTAAACGTCATGTAGAC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ACCTTCATCATCTTCCCCCACTTCAT</text:p>
          </table:table-cell>
          <table:table-cell office:value-type="float" office:value="26">
            <text:p>26</text:p>
          </table:table-cell>
          <table:table-cell office:value-type="string">
            <text:p>AACCATCAAACGGTACGCTCTCTTTTGCATGCGCGTTAGCGTCAAGTATCAACGTCGTCTACACACTGCGGAAAGAAGGGGACCAGCAAACTTACTTCTGGATCATAATAACATAGCAAAGTAGCTGCTATCGGCCCCATCCCTTGTACGTATCCACATGTGGGACATAGTTGGCTAAAGGCATGAAGCACATGCCACAAGTTTCTTTGACCAGTACCGTAGCGGGTGATAAACAAGGTATGACCGCTTATAGTCCGGGGTACATCAAGGTCGATTTGGACGTCAAAAGTAGATGGTAGATTGACGGCTTCCTAAAAGCACCGCAGTCAGGCCCTTGGTCTTTTTCAGGGGGATAGGAGAAGAAAAGGGAGTGTTACGACGCACGATATAGTCACCTGCCAGTTCTTGTCGAGTGGATTTGCCTTTGCCCTTGCCGTTCCGTTTTTGAGCTTGTTCCTCTGCGAGTGTCCACCAAGCCGCCATACGCCACCTATCGGGTATGCCTTTATATACCCTATTCGGTAACTATACGCTTCATGAGATTCTACATGGTTTTGTCTTGGAAAAGAGGGAAAGTAAACTCACTTTGGCACCCTGGCCATCTCGGCTCCACTGCCATTCAATGATATTTCCTCCAGCATCTCTCCGCTTA</text:p>
          </table:table-cell>
          <table:table-cell office:value-type="float" office:value="652">
            <text:p>652</text:p>
          </table:table-cell>
          <table:table-cell office:value-type="string">
            <text:p>AACCATCAAACGGTACGCTCTCTTTTGCATGCGCGTTAGCGTCAAGTATCAACGTCGTCTACACACTGCGGAAAGAAGGGGACCAGCAAACTTACTTCTGGATCATAATAACATAGCAAAGTAGCTGCTATCGGCCCCATCCCTTGTACGTATCCACATGTGGGACATAGTTGGCTAAAGGCATGAAGCACATGCCACAAGTTTCTTTGACCAGTACCGTAGCGGGTGATAAACAAGGTATGACCGCTTATAGTCCGGGGTACATCAAGGTCGATTTGGACGTCAAAAGTAGATGGTAGATTGACGGCTTCCTAAAAGCACCGCAGTCAGGCCCTTGGTCTTTTTCAGGGGGATAGGAGAAGAAAAGGGAGTGTTACGACGCACGATATAGTCACCTGCCAGTTCTTGTCGAGTGGATTTGCCTTTGCCCTTGCCGTTCCGTTTTTGAGCTTGTTCCTCTGCGAGTGTCCACCAAGCCGCCATACGCCACCTATCGGGTATGCCTTTATATACCCTATTCGGTAACTATACGCTTCATGAGATTCTACATGGTTTTGTCTTGGAAAAGAGGGAAAGTAAACTCACTTTGGCACCCTGGCCATCTCGGCTCCACTGCCATTCAATGATATTTCCTCCAGCATCTCTCCGCTTA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string">
            <text:p>1 NAME 15_234250_237070_G010_235476_235599_P01 CHROM supercontig_1.15_of_Cryptococcus_neoformans_Serotype_B START 235102 END 235807 FWD 27 REV 26 AMPLICOM 652 AMPLICOM CLEAN 652 AMPLICOM DIFF0</text:p>
          </table:table-cell>
          <table:table-cell table:number-columns-repeated="1008"/>
        </table:table-row>
        <table:table-row table:style-name="ro1">
          <table:table-cell office:value-type="string">
            <text:p>15_234250_237070_G010_235476_235599_P01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5_of_Cryptococcus_neoformans_Serotype_B_CBS7750_SOAP_DE_NOVO</text:p>
          </table:table-cell>
          <table:table-cell office:value-type="float" office:value="235102">
            <text:p>235102</text:p>
          </table:table-cell>
          <table:table-cell office:value-type="float" office:value="235807">
            <text:p>235807</text:p>
          </table:table-cell>
          <table:table-cell office:value-type="string">
            <text:p>GTGCATTCCGTAAACGTCATGTAGAC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ACCTTCATCATCTTCCCCCACTTCAT</text:p>
          </table:table-cell>
          <table:table-cell office:value-type="float" office:value="26">
            <text:p>26</text:p>
          </table:table-cell>
          <table:table-cell office:value-type="string">
            <text:p>AACCATCAAACGGTACGCTCTCTTTTGCATGCGCGTTAGCGTCAAGTATCAACGTCGTCTACACACTGCGGAAAGAAGGGGACCAGCAAACTTACTTCTGGATCATAATAACATAGCAAAGTAGCTGCTATCGGCCCCATCCCTTGTACGTATCCACATGTGGGACATAGTTGGCTAAAGGCATGAAGCACATGCCACAAGTTTCTTTGACCAGTACCGTAGCGGGTGATAAACAAGGTATGACCGCTTATAGTCCGGGGTACATCAAGGTCGATTTGGACGTCAAAAGTAGATGGTAGATTGACGGCTTCCTAAAAGCACCGCAGTCAGGCCCTTGGTCTTTTTCAnnnnnnnnnnnnnnnnnnnnnnnnnnnnnnnnnnnnnnnnnnnnnnnnnnnnnnnnnnnnnnnnnnnnnnnnnnnnnnnnnnnnnnnnnnnnnnnnnnnnnnnnnnnnnnnnnnnnnnnnnnnnCCAAGCCGCCATACGCCACCTATCGGGTATGCCTTTATATACCCTATTCGGTAACTATACGCTTCATGAGATTCTACATGGTTTTGTCTTGGAAAAGAGGGAAAGTAAACTCACTTTGGCACCCTGGCCATCTCGGCTCCACTGCCATTCAATGATATTTCCTCCAGCATCTCTCCGCTTA</text:p>
          </table:table-cell>
          <table:table-cell office:value-type="float" office:value="652">
            <text:p>652</text:p>
          </table:table-cell>
          <table:table-cell office:value-type="string">
            <text:p>AACCATCAAACGGTACGCTCTCTTTTGCATGCGCGTTAGCGTCAAGTATCAACGTCGTCTACACACTGCGGAAAGAAGGGGACCAGCAAACTTACTTCTGGATCATAATAACATAGCAAAGTAGCTGCTATCGGCCCCATCCCTTGTACGTATCCACATGTGGGACATAGTTGGCTAAAGGCATGAAGCACATGCCACAAGTTTCTTTGACCAGTACCGTAGCGGGTGATAAACAAGGTATGACCGCTTATAGTCCGGGGTACATCAAGGTCGATTTGGACGTCAAAAGTAGATGGTAGATTGACGGCTTCCTAAAAGCACCGCAGTCAGGCCCTTGGTCTTTTTCACCAAGCCGCCATACGCCACCTATCGGGTATGCCTTTATATACCCTATTCGGTAACTATACGCTTCATGAGATTCTACATGGTTTTGTCTTGGAAAAGAGGGAAAGTAAACTCACTTTGGCACCCTGGCCATCTCGGCTCCACTGCCATTCAATGATATTTCCTCCAGCATCTCTCCGCTTA</text:p>
          </table:table-cell>
          <table:table-cell office:value-type="float" office:value="528">
            <text:p>528</text:p>
          </table:table-cell>
          <table:table-cell office:value-type="float" office:value="124">
            <text:p>124</text:p>
          </table:table-cell>
          <table:table-cell office:value-type="string">
            <text:p>1 NAME 15_234250_237070_G010_235476_235599_P01 CHROM supercontig_1.15_of_Cryptococcus_neoformans_Serotype_B_CBS7750_SOAP_DE_NOVO START 235102 END 235807 FWD 27 REV 26 AMPLICOM 652 AMPLICOM CLEAN 528 AMPLICOM DIFF124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7_332860_335583_G000_333810_333890_PALL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7_of_Cryptococcus_neoformans_Serotype_B</text:p>
          </table:table-cell>
          <table:table-cell table:style-name="Default" office:value-type="float" office:value="333742">
            <text:p>333742</text:p>
          </table:table-cell>
          <table:table-cell table:style-name="Default" office:value-type="float" office:value="335150">
            <text:p>335150</text:p>
          </table:table-cell>
          <table:table-cell table:style-name="Default" office:value-type="string">
            <text:p>CTGGCGACATGGTCTGGGTGCAAGACTACCAC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AAACTGTTCAACTATGTCAGCAAGTACAC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CTTATGCTTCTCCCTATGTTGCTCCGCTCCATGATCACCGGCGAGTCTGCGCAGGGCGAGATGGTTCGACAGGAACTCGGGAGGGTGAAGGAGGGTGTGGATGATACGGTTGTGAAA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TTCCATCCCGACAAGATGTGGAGGAGTACCAAGATTTGCGAGCTTGCGTGAATGAACTTGTCGGTAGGATCAATGGTCGATTCGGGACGGTGGAAAGTGTGCCGATTCATTATATGCACAAGAGCGTGCCATTTGAAGAGTTGACGGCAATGTATGCCTTGGCGGATGCTTGTTTGGTGACTTCAACCAGGGATGGTATGAATTTGGTAAGCTCCTTCCCTCCCTTTTTTTGGGTACTGGCTTGGACTGGTCACTGATGGCGAGAATAGGTTGCGTACGAGTACATTTCTTCGCAGGCTGAGAAACATGGATC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1347">
            <text:p>1347</text:p>
          </table:table-cell>
          <table:table-cell table:style-name="Default" office:value-type="string">
            <text:p>CTTATGCTTCTCCCTATGTTGCTCCGCTCCATGATCACCGGCGAGTCTGCGCAGGGCGAGATGGTTCGACAGGAACTCGGGAGGGTGAAGGAGGGTGTGGATGATACGGTTGTGAAA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TTCCATCCCGACAAGATGTGGAGGAGTACCAAGATTTGCGAGCTTGCGTGAATGAACTTGTCGGTAGGATCAATGGTCGATTCGGGACGGTGGAAAGTGTGCCGATTCATTATATGCACAAGAGCGTGCCATTTGAAGAGTTGACGGCAATGTATGCCTTGGCGGATGCTTGTTTGGTGACTTCAACCAGGGATGGTATGAATTTGGTAAGCTCCTTCCCTCCCTTTTTTTGGGTACTGGCTTGGACTGGTCACTGATGGCGAGAATAGGTTGCGTACGAGTACATTTCTTCGCAGGCTGAGAAACATGGATC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1347">
            <text:p>1347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7_332860_335583_G000_333810_333890_PALL CHROM supercontig_1.17_of_Cryptococcus_neoformans_Serotype_B START 333742 END 335150 FWD 32 REV 29 AMPLICOM 1347 AMPLICOM CLEAN 1347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7_332860_335583_G000_333810_333890_PALL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7_of_Cryptococcus_neoformans_Serotype_B_CBS7750_SOAP_DE_NOVO</text:p>
          </table:table-cell>
          <table:table-cell table:style-name="Default" office:value-type="float" office:value="333742">
            <text:p>333742</text:p>
          </table:table-cell>
          <table:table-cell table:style-name="Default" office:value-type="float" office:value="335150">
            <text:p>335150</text:p>
          </table:table-cell>
          <table:table-cell table:style-name="Default" office:value-type="string">
            <text:p>CTGGCGACATGGTCTGGGTGCAAGACTACCAC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AAACTGTTCAACTATGTCAGCAAGTACAC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CTTATGCTTCTCCCTATGTTGCTCCGCTCCATGATCnnnnnnnnnnnnnnnnnnnnnnnnnnnnnnnnnnnnnnnnnnnnnnnnnnnnnnnnnnnnnnnnnnnnnnnnnnnnnnnnn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TTCCATCCCGACAAGATGTGGAGGAGTACCAAGATTTGCGAGCTTGCGTGAATGAACTTGTCGGTAGGATCAATGGTCGATTCGGGACGGTGGAAAGTGTGCCGATTCATTATATGCACAAGAGCGTGCCATTTGAAGAGTTGACGGCAATGTATGCCTTGGCGGATGCTTGTTTGGTGACTTCAACCAGGGATGGTATGAATTTGGTAAGCTCCTTCCCTCCCTTTTTTTGGGTACTGGCTTGGACTGGnnnnnnnnnnnnnnnnnnnnnnnnnnnnnnnnnnnnnnnnnnnnnnnnnnnnnnnnnnnnnnn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1347">
            <text:p>1347</text:p>
          </table:table-cell>
          <table:table-cell table:style-name="Default" office:value-type="string">
            <text:p>CTTATGCTTCTCCCTATGTTGCTCCGCTCCATGATC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TTCCATCCCGACAAGATGTGGAGGAGTACCAAGATTTGCGAGCTTGCGTGAATGAACTTGTCGGTAGGATCAATGGTCGATTCGGGACGGTGGAAAGTGTGCCGATTCATTATATGCACAAGAGCGTGCCATTTGAAGAGTTGACGGCAATGTATGCCTTGGCGGATGCTTGTTTGGTGACTTCAACCAGGGATGGTATGAATTTGGTAAGCTCCTTCCCTCCCTTTTTTTGGGTACTGGCTTGGACTGG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1203">
            <text:p>1203</text:p>
          </table:table-cell>
          <table:table-cell table:style-name="Default" office:value-type="float" office:value="144">
            <text:p>144</text:p>
          </table:table-cell>
          <table:table-cell table:style-name="Default" office:value-type="string">
            <text:p>1 NAME 17_332860_335583_G000_333810_333890_PALL CHROM supercontig_1.17_of_Cryptococcus_neoformans_Serotype_B_CBS7750_SOAP_DE_NOVO START 333742 END 335150 FWD 32 REV 29 AMPLICOM 1347 AMPLICOM CLEAN 1203 AMPLICOM DIFF144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7_332860_335583_G010_333810_333890_P1</text:p>
          </table:table-cell>
          <table:table-cell office:value-type="string">
            <text:p>original/R265_c_neoformans.fasta</text:p>
          </table:table-cell>
          <table:table-cell office:value-type="string">
            <text:p>supercontig_1.17_of_Cryptococcus_neoformans_Serotype_B</text:p>
          </table:table-cell>
          <table:table-cell office:value-type="float" office:value="333742">
            <text:p>333742</text:p>
          </table:table-cell>
          <table:table-cell office:value-type="float" office:value="334622">
            <text:p>334622</text:p>
          </table:table-cell>
          <table:table-cell office:value-type="string">
            <text:p>CTGGCGACATGGTCTGGGTGCAAGACTACCA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TCCATCCCGACAAGATGTGGAGGAGT</text:p>
          </table:table-cell>
          <table:table-cell office:value-type="float" office:value="27">
            <text:p>27</text:p>
          </table:table-cell>
          <table:table-cell office:value-type="string">
            <text:p>CTTATGCTTCTCCCTATGTTGCTCCGCTCCATGATCACCGGCGAGTCTGCGCAGGGCGAGATGGTTCGACAGGAACTCGGGAGGGTGAAGGAGGGTGTGGATGATACGGTTGTGAAA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</text:p>
          </table:table-cell>
          <table:table-cell office:value-type="float" office:value="821">
            <text:p>821</text:p>
          </table:table-cell>
          <table:table-cell office:value-type="string">
            <text:p>CTTATGCTTCTCCCTATGTTGCTCCGCTCCATGATCACCGGCGAGTCTGCGCAGGGCGAGATGGTTCGACAGGAACTCGGGAGGGTGAAGGAGGGTGTGGATGATACGGTTGTGAAA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1 NAME 17_332860_335583_G010_333810_333890_P1 CHROM supercontig_1.17_of_Cryptococcus_neoformans_Serotype_B START 333742 END 334622 FWD 32 REV 27 AMPLICOM 821 AMPLICOM CLEAN 821 AMPLICOM DIFF0</text:p>
          </table:table-cell>
          <table:table-cell table:number-columns-repeated="1008"/>
        </table:table-row>
        <table:table-row table:style-name="ro1">
          <table:table-cell office:value-type="string">
            <text:p>17_332860_335583_G010_333810_333890_P1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7_of_Cryptococcus_neoformans_Serotype_B_CBS7750_SOAP_DE_NOVO</text:p>
          </table:table-cell>
          <table:table-cell office:value-type="float" office:value="333742">
            <text:p>333742</text:p>
          </table:table-cell>
          <table:table-cell office:value-type="float" office:value="334622">
            <text:p>334622</text:p>
          </table:table-cell>
          <table:table-cell office:value-type="string">
            <text:p>CTGGCGACATGGTCTGGGTGCAAGACTACCA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TCCATCCCGACAAGATGTGGAGGAGT</text:p>
          </table:table-cell>
          <table:table-cell office:value-type="float" office:value="27">
            <text:p>27</text:p>
          </table:table-cell>
          <table:table-cell office:value-type="string">
            <text:p>CTTATGCTTCTCCCTATGTTGCTCCGCTCCATGATCnnnnnnnnnnnnnnnnnnnnnnnnnnnnnnnnnnnnnnnnnnnnnnnnnnnnnnnnnnnnnnnnnnnnnnnnnnnnnnnnn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</text:p>
          </table:table-cell>
          <table:table-cell office:value-type="float" office:value="821">
            <text:p>821</text:p>
          </table:table-cell>
          <table:table-cell office:value-type="string">
            <text:p>CTTATGCTTCTCCCTATGTTGCTCCGCTCCATGATCGAAGTGCTCAAGATGGATCCTGGAGTCGCACAGGCGGAGGATGAAGGTGTGGAGATGTTGGGTGATGTAGAGGAGGAAGGTGGGGAGATGGATGTAAAGTCTAGTCCATCCAAGAGGCCTCCTTACGCGAGGGGAATGAGTACTTTCCAGAAGCAAGAGATGGTGGCCAAGGAGAAGGGTAAGGAAGGGATTAGGATTGGTTTCTTTTTGCATACTCCTTTCCCGTCAAGTGAGATTTATAGAATCTTGCCTGTTCGAAGGGAAATCTTGTTGGGTGTGCTTCAGTGTGACCTTATTGGGTAGGTTTTTACATTCATTTTCTTGTGCTTTTAAAAACCTGGCTAAATCATTCTTTTTCTGTAGATTCCACACGTATGACTATGCTCGACACTTCCTCTCATCCTGTACCCGTATCCTCGGTCTCGAGACTCAGCCGAACGGTATTGAATTTGACGGCCGATACTGCCAAGTCGGCACCTATCCCATCGGTATCGACCCTAACCAGTTTGTCGAAGGTCTTCAAAAAGAATCCATTGTCAAGCGTCTTCGTTCGCTGGAAGCTAGATTTGAGGGTGTCAAGGTTATCATCGGTGTTGACCGTTTGGACTACATCAAGGGTATTCCTCAAAAACTCCAAGCACTCGAAACTTTCCTTACCCAACACCCCGAGTGGATCGGCAAAGTTGTGTTGGTCCAGCTGGCCA</text:p>
          </table:table-cell>
          <table:table-cell office:value-type="float" office:value="740">
            <text:p>740</text:p>
          </table:table-cell>
          <table:table-cell office:value-type="float" office:value="81">
            <text:p>81</text:p>
          </table:table-cell>
          <table:table-cell office:value-type="string">
            <text:p>1 NAME 17_332860_335583_G010_333810_333890_P1 CHROM supercontig_1.17_of_Cryptococcus_neoformans_Serotype_B_CBS7750_SOAP_DE_NOVO START 333742 END 334622 FWD 32 REV 27 AMPLICOM 821 AMPLICOM CLEAN 740 AMPLICOM DIFF81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7_332860_335583_G020_334845_334907_P2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7_of_Cryptococcus_neoformans_Serotype_B</text:p>
          </table:table-cell>
          <table:table-cell table:style-name="Default" office:value-type="float" office:value="334595">
            <text:p>334595</text:p>
          </table:table-cell>
          <table:table-cell table:style-name="Default" office:value-type="float" office:value="335150">
            <text:p>335150</text:p>
          </table:table-cell>
          <table:table-cell table:style-name="Default" office:value-type="string">
            <text:p>TTCCATCCCGACAAGATGTGGAGGAGT</text:p>
          </table:table-cell>
          <table:table-cell table:style-name="Default" office:value-type="float" office:value="27">
            <text:p>27</text:p>
          </table:table-cell>
          <table:table-cell table:style-name="Default"/>
          <table:table-cell table:style-name="Default" office:value-type="string">
            <text:p>AAACTGTTCAACTATGTCAGCAAGTACAC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ACCAAGATTTGCGAGCTTGCGTGAATGAACTTGTCGGTAGGATCAATGGTCGATTCGGGACGGTGGAAAGTGTGCCGATTCATTATATGCACAAGAGCGTGCCATTTGAAGAGTTGACGGCAATGTATGCCTTGGCGGATGCTTGTTTGGTGACTTCAACCAGGGATGGTATGAATTTGGTAAGCTCCTTCCCTCCCTTTTTTTGGGTACTGGCTTGGACTGGTCACTGATGGCGAGAATAGGTTGCGTACGAGTACATTTCTTCGCAGGCTGAGAAACATGGATC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499">
            <text:p>499</text:p>
          </table:table-cell>
          <table:table-cell table:style-name="Default" office:value-type="string">
            <text:p>ACCAAGATTTGCGAGCTTGCGTGAATGAACTTGTCGGTAGGATCAATGGTCGATTCGGGACGGTGGAAAGTGTGCCGATTCATTATATGCACAAGAGCGTGCCATTTGAAGAGTTGACGGCAATGTATGCCTTGGCGGATGCTTGTTTGGTGACTTCAACCAGGGATGGTATGAATTTGGTAAGCTCCTTCCCTCCCTTTTTTTGGGTACTGGCTTGGACTGGTCACTGATGGCGAGAATAGGTTGCGTACGAGTACATTTCTTCGCAGGCTGAGAAACATGGATC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499">
            <text:p>49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7_332860_335583_G020_334845_334907_P2 CHROM supercontig_1.17_of_Cryptococcus_neoformans_Serotype_B START 334595 END 335150 FWD 27 REV 29 AMPLICOM 499 AMPLICOM CLEAN 499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7_332860_335583_G020_334845_334907_P2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7_of_Cryptococcus_neoformans_Serotype_B_CBS7750_SOAP_DE_NOVO</text:p>
          </table:table-cell>
          <table:table-cell table:style-name="Default" office:value-type="float" office:value="334595">
            <text:p>334595</text:p>
          </table:table-cell>
          <table:table-cell table:style-name="Default" office:value-type="float" office:value="335150">
            <text:p>335150</text:p>
          </table:table-cell>
          <table:table-cell table:style-name="Default" office:value-type="string">
            <text:p>TTCCATCCCGACAAGATGTGGAGGAGT</text:p>
          </table:table-cell>
          <table:table-cell table:style-name="Default" office:value-type="float" office:value="27">
            <text:p>27</text:p>
          </table:table-cell>
          <table:table-cell table:style-name="Default"/>
          <table:table-cell table:style-name="Default" office:value-type="string">
            <text:p>AAACTGTTCAACTATGTCAGCAAGTACAC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ACCAAGATTTGCGAGCTTGCGTGAATGAACTTGTCGGTAGGATCAATGGTCGATTCGGGACGGTGGAAAGTGTGCCGATTCATTATATGCACAAGAGCGTGCCATTTGAAGAGTTGACGGCAATGTATGCCTTGGCGGATGCTTGTTTGGTGACTTCAACCAGGGATGGTATGAATTTGGTAAGCTCCTTCCCTCCCTTTTTTTGGGTACTGGCTTGGACTGGnnnnnnnnnnnnnnnnnnnnnnnnnnnnnnnnnnnnnnnnnnnnnnnnnnnnnnnnnnnnnnn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499">
            <text:p>499</text:p>
          </table:table-cell>
          <table:table-cell table:style-name="Default" office:value-type="string">
            <text:p>ACCAAGATTTGCGAGCTTGCGTGAATGAACTTGTCGGTAGGATCAATGGTCGATTCGGGACGGTGGAAAGTGTGCCGATTCATTATATGCACAAGAGCGTGCCATTTGAAGAGTTGACGGCAATGTATGCCTTGGCGGATGCTTGTTTGGTGACTTCAACCAGGGATGGTATGAATTTGGTAAGCTCCTTCCCTCCCTTTTTTTGGGTACTGGCTTGGACTGGTATGATCCTCTCCGAGTTTGCTGGTGCAGCCCAAAGTTTCAACGGTAGTCTTCTTATCAACCCGTGTACGTCCCGCGATTCCCTTGCTTCATGTCATTGTCAAGTGAGGCTGATCCGTTTTCTCCCTTGTTTTTAGGGGACGTTCAATCTACGGCCGATGCGATCTATCAAGCTCTCACGTTATCTCCCCAGCAGAGGAAGAGTAACTGGCAA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1 NAME 17_332860_335583_G020_334845_334907_P2 CHROM supercontig_1.17_of_Cryptococcus_neoformans_Serotype_B_CBS7750_SOAP_DE_NOVO START 334595 END 335150 FWD 27 REV 29 AMPLICOM 499 AMPLICOM CLEAN 436 AMPLICOM DIFF63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7_949_2557_G010_2287_2406_P01</text:p>
          </table:table-cell>
          <table:table-cell office:value-type="string">
            <text:p>original/R265_c_neoformans.fasta</text:p>
          </table:table-cell>
          <table:table-cell office:value-type="string">
            <text:p>supercontig_1.17_of_Cryptococcus_neoformans_Serotype_B</text:p>
          </table:table-cell>
          <table:table-cell office:value-type="float" office:value="1889">
            <text:p>1889</text:p>
          </table:table-cell>
          <table:table-cell office:value-type="float" office:value="2860">
            <text:p>2860</text:p>
          </table:table-cell>
          <table:table-cell office:value-type="string">
            <text:p>ACGTACCTTGTCCAGCAGTATCCA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CTGTCGTCGGAGGGTCTTGGCGTA</text:p>
          </table:table-cell>
          <table:table-cell office:value-type="float" office:value="25">
            <text:p>25</text:p>
          </table:table-cell>
          <table:table-cell office:value-type="string">
            <text:p>GAACTTCTAGTAAACAGGGCTGATCGTCTACAACCCATTGTTTGCGATAACAATCTTCAATGGTAGGATCGTATGTCTAAACAAGTTGTGGTTAGCATGAAAATCCCGTATAACCTTGCCCGAGCGTTTCTCGTAAAGAGAAAAGACAACCAACCTCGACGAATGAAGACATTGTAAACTATTCCTCAGCTGTCAGTTCCCCCCCCTTTTTTTTAATCCCCGGTCAAAAGGTAGGGAGGAAGGGTGAAACTCACTTGGACTGTTATGGCAGTTTTACCGACACCTCCGCCGCCGAGGACGGTTATCTTGAAGAGCATTCGTACTGGGTGACCCTGTTTGGCATGAAAATGTCGGCAGCTTTTCCCTTCTGGGTTGGATNNNNNNNNNNNNNNNNNNNNNNNNNNNNNNNNNNNNNNNNNNNNNNNNNNNNNNNNNNNNNNNNNNNNNNNNNNNNNNNNNNNNNNNNNNNNNNNNNNNNACATTGTGGTGGATTCATGGGCTTGTTGTGCTCAAAGAACGTCTGGTGGCTCGTGCTTGCTTCACGTCGTCGCGGACCTCCACCACAAACACTTCAGCTCAACAATCAATCGGCGCGTCCGTCCCTTCACCGTAATCGTCCTTGAATCGCAAAACACCCGCAACGTTTATGCGAAATATACTGTTTTAATGCGCCACACACACACACACAAGACCGAGTTTGGATTATTACACTCATTCACGTCACGCCACAAAAGTCCACAAACAAAAGTGCAACTGTACAGTATTCACAAAAGGGGAAAATAAAAATGTCTCCATCACCTAGGCTAAAACCCTAAACAACCACCTTAAGCAGCGTGGAGAATCTCGAGGAACTCCTTGCCAGCAGCGCCGGGAACAGACTTCTTGACGGAGCCCTTGGCCTTTCGCTGGGAAGCGAGGAGCT</text:p>
          </table:table-cell>
          <table:table-cell office:value-type="float" office:value="922">
            <text:p>922</text:p>
          </table:table-cell>
          <table:table-cell office:value-type="string">
            <text:p>GAACTTCTAGTAAACAGGGCTGATCGTCTACAACCCATTGTTTGCGATAACAATCTTCAATGGTAGGATCGTATGTCTAAACAAGTTGTGGTTAGCATGAAAATCCCGTATAACCTTGCCCGAGCGTTTCTCGTAAAGAGAAAAGACAACCAACCTCGACGAATGAAGACATTGTAAACTATTCCTCAGCTGTCAGTTCCCCCCCCTTTTTTTTAATCCCCGGTCAAAAGGTAGGGAGGAAGGGTGAAACTCACTTGGACTGTTATGGCAGTTTTACCGACACCTCCGCCGCCGAGGACGGTTATCTTGAAGAGCATTCGTACTGGGTGACCCTGTTTGGCATGAAAATGTCGGCAGCTTTTCCCTTCTGGGTTGGATACATTGTGGTGGATTCATGGGCTTGTTGTGCTCAAAGAACGTCTGGTGGCTCGTGCTTGCTTCACGTCGTCGCGGACCTCCACCACAAACACTTCAGCTCAACAATCAATCGGCGCGTCCGTCCCTTCACCGTAATCGTCCTTGAATCGCAAAACACCCGCAACGTTTATGCGAAATATACTGTTTTAATGCGCCACACACACACACACAAGACCGAGTTTGGATTATTACACTCATTCACGTCACGCCACAAAAGTCCACAAACAAAAGTGCAACTGTACAGTATTCACAAAAGGGGAAAATAAAAATGTCTCCATCACCTAGGCTAAAACCCTAAACAACCACCTTAAGCAGCGTGGAGAATCTCGAGGAACTCCTTGCCAGCAGCGCCGGGAACAGACTTCTTGACGGAGCCCTTGGCCTTTCGCTGGGAAGCGAGGAGCT</text:p>
          </table:table-cell>
          <table:table-cell office:value-type="float" office:value="822">
            <text:p>822</text:p>
          </table:table-cell>
          <table:table-cell office:value-type="float" office:value="100">
            <text:p>100</text:p>
          </table:table-cell>
          <table:table-cell office:value-type="string">
            <text:p>1 NAME 17_949_2557_G010_2287_2406_P01 CHROM supercontig_1.17_of_Cryptococcus_neoformans_Serotype_B START 1889 END 2860 FWD 24 REV 25 AMPLICOM 922 AMPLICOM CLEAN 822 AMPLICOM DIFF100</text:p>
          </table:table-cell>
          <table:table-cell table:number-columns-repeated="1008"/>
        </table:table-row>
        <table:table-row table:style-name="ro1">
          <table:table-cell office:value-type="string">
            <text:p>17_949_2557_G010_2287_2406_P01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7_of_Cryptococcus_neoformans_Serotype_B_CBS7750_SOAP_DE_NOVO</text:p>
          </table:table-cell>
          <table:table-cell office:value-type="float" office:value="1889">
            <text:p>1889</text:p>
          </table:table-cell>
          <table:table-cell office:value-type="float" office:value="2860">
            <text:p>2860</text:p>
          </table:table-cell>
          <table:table-cell office:value-type="string">
            <text:p>ACGTACCTTGTCCAGCAGTATCCA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CTGTCGTCGGAGGGTCTTGGCGTA</text:p>
          </table:table-cell>
          <table:table-cell office:value-type="float" office:value="25">
            <text:p>25</text:p>
          </table:table-cell>
          <table:table-cell office:value-type="string">
            <text:p>GAACTTCTAGTAAACAGGGCTGATCGTCTACAACCCATTGTTTGCGATAACAATCTTCAATGGTAGGATCGTATGTCTAAACAAGTTGTGGTTAGCATGAAAATCCCGTATAACCTTGCCCGAGCGTTTCTCGTAAAGAGAAAAGACAACCAACCTCGACGAATGAAGACATTGTAAACTATTCCTCAGCTGTCAGTTCCCCCCCCTTTTTTTTAATCCCCGGTCAAAAGGTAGGGAGGAAGGGTGAAACTCACTTGGACTGTTATGGCAGTTTTACCGACACCTCCGCCGCCGAGGACGGTTATCTTGAAGAGCATTCGTACTGGGTGACCCTGTTTGGCATGAAAATGTCGGC-AGCTTTTCCCTTCTGGGTTnnnnnnnnnnnnnnnnnnnnnnnnnnnnnnnnnnnnnnnnnnnnnnnnnnnnnnnnnnnnnnnnnnnnnnnnnnnnnnnnnnnnnnnnnnnnnnnnnnnnnnnnnnnnnnnnnnnnnnnATGGGCTTGTTGTGCTCAAAGAACGTCTGGTGGCTCGTGCTTGCTTCACGTCGTCGCGGACCTCCACCACAAACACTTCAGCTCAACAATCAATCGGCGCGTCCGTCCCTTCACCGTAATCGTCCTTGAATCGCAAAACACCCGCAACGTTTATGCGAAATATACTGTTTTAATGCGCCACACACACACACACAAGACCGAGTTTGGATTATTACACTCATTCACGTCACGCCACAAAAGTCCACAAACAAAAGTGCAACTGTACAGTATTCACAAAAGGGGAAAATAAAAATGTCTCCATCACCTAGGCTAAAACCCTAAACAACCACCTTAAGCAGCGTGGAGAATCTCGAGGAACTCCTTGCCAGCAGCGCCGGGAACAGACTTCTTGACGGAGCCCTTGGCCTTTCGCTGGGAAGCGAGGAGCT</text:p>
          </table:table-cell>
          <table:table-cell office:value-type="float" office:value="922">
            <text:p>922</text:p>
          </table:table-cell>
          <table:table-cell office:value-type="string">
            <text:p>GAACTTCTAGTAAACAGGGCTGATCGTCTACAACCCATTGTTTGCGATAACAATCTTCAATGGTAGGATCGTATGTCTAAACAAGTTGTGGTTAGCATGAAAATCCCGTATAACCTTGCCCGAGCGTTTCTCGTAAAGAGAAAAGACAACCAACCTCGACGAATGAAGACATTGTAAACTATTCCTCAGCTGTCAGTTCCCCCCCCTTTTTTTTAATCCCCGGTCAAAAGGTAGGGAGGAAGGGTGAAACTCACTTGGACTGTTATGGCAGTTTTACCGACACCTCCGCCGCCGAGGACGGTTATCTTGAAGAGCATTCGTACTGGGTGACCCTGTTTGGCATGAAAATGTCGGC-AGCTTTTCCCTTCTGGGTTATGGGCTTGTTGTGCTCAAAGAACGTCTGGTGGCTCGTGCTTGCTTCACGTCGTCGCGGACCTCCACCACAAACACTTCAGCTCAACAATCAATCGGCGCGTCCGTCCCTTCACCGTAATCGTCCTTGAATCGCAAAACACCCGCAACGTTTATGCGAAATATACTGTTTTAATGCGCCACACACACACACACAAGACCGAGTTTGGATTATTACACTCATTCACGTCACGCCACAAAAGTCCACAAACAAAAGTGCAACTGTACAGTATTCACAAAAGGGGAAAATAAAAATGTCTCCATCACCTAGGCTAAAACCCTAAACAACCACCTTAAGCAGCGTGGAGAATCTCGAGGAACTCCTTGCCAGCAGCGCCGGGAACAGACTTCTTGACGGAGCCCTTGGCCTTTCGCTGGGAAGCGAGGAGCT</text:p>
          </table:table-cell>
          <table:table-cell office:value-type="float" office:value="803">
            <text:p>803</text:p>
          </table:table-cell>
          <table:table-cell office:value-type="float" office:value="119">
            <text:p>119</text:p>
          </table:table-cell>
          <table:table-cell office:value-type="string">
            <text:p>1 NAME 17_949_2557_G010_2287_2406_P01 CHROM supercontig_1.17_of_Cryptococcus_neoformans_Serotype_B_CBS7750_SOAP_DE_NOVO START 1889 END 2860 FWD 24 REV 25 AMPLICOM 922 AMPLICOM CLEAN 803 AMPLICOM DIFF119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8_242248_248680_G010_242536_242649_P1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8_of_Cryptococcus_neoformans_Serotype_B</text:p>
          </table:table-cell>
          <table:table-cell table:style-name="Default" office:value-type="float" office:value="242474">
            <text:p>242474</text:p>
          </table:table-cell>
          <table:table-cell table:style-name="Default" office:value-type="float" office:value="242731">
            <text:p>242731</text:p>
          </table:table-cell>
          <table:table-cell table:style-name="Default" office:value-type="string">
            <text:p>ATCAAGGGGCACCAGACACTTCGCA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AGGATATCAGAGTTCCCTTTGGTGGT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CTGATGAACTTGTCCCTCCCTTCCATCGCGAATTGCCCAGAGGCGGAGGACCTAACCCGCGTTTGAGGTTCTTCCCACATCTCACTTCGCCTGGAGGGTACGGAGGTTACGGGAGAAATGGAGGAGGAGGCGGGAGTGGGCATCAAGTCCACCTGACATACGCTCATTCCCCGCCGGCAAAGCATCTTTATCCTCTTTCGCTTTTG</text:p>
          </table:table-cell>
          <table:table-cell table:style-name="Default" office:value-type="float" office:value="206">
            <text:p>206</text:p>
          </table:table-cell>
          <table:table-cell table:style-name="Default" office:value-type="string">
            <text:p>CTGATGAACTTGTCCCTCCCTTCCATCGCGAATTGCCCAGAGGCGGAGGACCTAACCCGCGTTTGAGGTTCTTCCCACATCTCACTTCGCCTGGAGGGTACGGAGGTTACGGGAGAAATGGAGGAGGAGGCGGGAGTGGGCATCAAGTCCACCTGACATACGCTCATTCCCCGCCGGCAAAGCATCTTTATCCTCTTTCGCTTTTG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8_242248_248680_G010_242536_242649_P1 CHROM supercontig_1.18_of_Cryptococcus_neoformans_Serotype_B START 242474 END 242731 FWD 25 REV 26 AMPLICOM 206 AMPLICOM CLEAN 206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8_242248_248680_G010_242536_242649_P1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8_of_Cryptococcus_neoformans_Serotype_B_CBS7750_SOAP_DE_NOVO</text:p>
          </table:table-cell>
          <table:table-cell table:style-name="Default" office:value-type="float" office:value="242474">
            <text:p>242474</text:p>
          </table:table-cell>
          <table:table-cell table:style-name="Default" office:value-type="float" office:value="242731">
            <text:p>242731</text:p>
          </table:table-cell>
          <table:table-cell table:style-name="Default" office:value-type="string">
            <text:p>ATCAAGGGGCACCAGACACTTCGCA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AGGATATCAGAGTTCCCTTTGGTGGT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CTGATGAACTTGTCCCTCCCTTCCATCGCGAATTGCCnnnnnnnnnnnnnnnnnnnnnnnnnnnnnnnnnnnnnnnnnnnnnnnnnnnnnnnnnnnnnnnnnnnnnnnnnnnnnnnnnnnnnnnnnnnnnnnnnnnnnnnnnnnnnnnnnnCCTGACATACGCTCATTCCCCGCCGGCAAAGCATCTTTATCCTCTTTCGCTTTTG</text:p>
          </table:table-cell>
          <table:table-cell table:style-name="Default" office:value-type="float" office:value="206">
            <text:p>206</text:p>
          </table:table-cell>
          <table:table-cell table:style-name="Default" office:value-type="string">
            <text:p>CTGATGAACTTGTCCCTCCCTTCCATCGCGAATTGCCCCTGACATACGCTCATTCCCCGCCGGCAAAGCATCTTTATCCTCTTTCGCTTTTG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14">
            <text:p>114</text:p>
          </table:table-cell>
          <table:table-cell table:style-name="Default" office:value-type="string">
            <text:p>1 NAME 18_242248_248680_G010_242536_242649_P1 CHROM supercontig_1.18_of_Cryptococcus_neoformans_Serotype_B_CBS7750_SOAP_DE_NOVO START 242474 END 242731 FWD 25 REV 26 AMPLICOM 206 AMPLICOM CLEAN 92 AMPLICOM DIFF114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8_242248_248680_G020_242799_242853_P2</text:p>
          </table:table-cell>
          <table:table-cell office:value-type="string">
            <text:p>original/R265_c_neoformans.fasta</text:p>
          </table:table-cell>
          <table:table-cell office:value-type="string">
            <text:p>supercontig_1.18_of_Cryptococcus_neoformans_Serotype_B</text:p>
          </table:table-cell>
          <table:table-cell office:value-type="float" office:value="242474">
            <text:p>242474</text:p>
          </table:table-cell>
          <table:table-cell office:value-type="float" office:value="242992">
            <text:p>242992</text:p>
          </table:table-cell>
          <table:table-cell office:value-type="string">
            <text:p>ATCAAGGGGCACCAGACACTTCGCA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CTCTCGTCAAGCGCCTTGTCGTCGTTCC</text:p>
          </table:table-cell>
          <table:table-cell office:value-type="float" office:value="29">
            <text:p>29</text:p>
          </table:table-cell>
          <table:table-cell office:value-type="string">
            <text:p>CTGATGAACTTGTCCCTCCCTTCCATCGCGAATTGCCCAGAGGCGGAGGACCTAACCCGCGTTTGAGGTTCTTCCCACATCTCACTTCGCCTGGAGGGTACGGAGGTTACGGGAGAAATGGAGGAGGAGGCGGGAGTGGGCATCAAGTCCACCTGACATACGCTCATTCCCCGCCGGCAAAGCATCTTTATCCTCTTTCGCTTTTGAGGATATCAGAGTTCCCTTTGGTGGTGGTTGGTATTGCCGTGGACGGCGATGAGGATACTTTATCCCGGACACAGGAGCATCAGGAGGTGGAAGGGTATAAGCTGTCGGAAGAAGAAATGGAAGGTGATATTGGAGACGGAGAGGCTACTCCGACACTACCTACATCTTCCAAATCAAAATCTGCTTCATCGCAAGATACCCTAGAGACGGCATTCGACCGTACACTCTCTTCTCTTTTCCCTTCCAATTCTCCGTTC</text:p>
          </table:table-cell>
          <table:table-cell office:value-type="float" office:value="464">
            <text:p>464</text:p>
          </table:table-cell>
          <table:table-cell office:value-type="string">
            <text:p>CTGATGAACTTGTCCCTCCCTTCCATCGCGAATTGCCCAGAGGCGGAGGACCTAACCCGCGTTTGAGGTTCTTCCCACATCTCACTTCGCCTGGAGGGTACGGAGGTTACGGGAGAAATGGAGGAGGAGGCGGGAGTGGGCATCAAGTCCACCTGACATACGCTCATTCCCCGCCGGCAAAGCATCTTTATCCTCTTTCGCTTTTGAGGATATCAGAGTTCCCTTTGGTGGTGGTTGGTATTGCCGTGGACGGCGATGAGGATACTTTATCCCGGACACAGGAGCATCAGGAGGTGGAAGGGTATAAGCTGTCGGAAGAAGAAATGGAAGGTGATATTGGAGACGGAGAGGCTACTCCGACACTACCTACATCTTCCAAATCAAAATCTGCTTCATCGCAAGATACCCTAGAGACGGCATTCGACCGTACACTCTCTTCTCTTTTCCCTTCCAATTCTCCGTTC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string">
            <text:p>1 NAME 18_242248_248680_G020_242799_242853_P2 CHROM supercontig_1.18_of_Cryptococcus_neoformans_Serotype_B START 242474 END 242992 FWD 25 REV 29 AMPLICOM 464 AMPLICOM CLEAN 464 AMPLICOM DIFF0</text:p>
          </table:table-cell>
          <table:table-cell table:number-columns-repeated="1008"/>
        </table:table-row>
        <table:table-row table:style-name="ro1">
          <table:table-cell office:value-type="string">
            <text:p>18_242248_248680_G020_242799_242853_P2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8_of_Cryptococcus_neoformans_Serotype_B_CBS7750_SOAP_DE_NOVO</text:p>
          </table:table-cell>
          <table:table-cell office:value-type="float" office:value="242474">
            <text:p>242474</text:p>
          </table:table-cell>
          <table:table-cell office:value-type="float" office:value="242992">
            <text:p>242992</text:p>
          </table:table-cell>
          <table:table-cell office:value-type="string">
            <text:p>ATCAAGGGGCACCAGACACTTCGCA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CTCTCGTCAAGCGCCTTGTCGTCGTTCC</text:p>
          </table:table-cell>
          <table:table-cell office:value-type="float" office:value="29">
            <text:p>29</text:p>
          </table:table-cell>
          <table:table-cell office:value-type="string">
            <text:p>CTGATGAACTTGTCCCTCCCTTCCATCGCGAATTGCCnnnnnnnnnnnnnnnnnnnnnnnnnnnnnnnnnnnnnnnnnnnnnnnnnnnnnnnnnnnnnnnnnnnnnnnnnnnnnnnnnnnnnnnnnnnnnnnnnnnnnnnnnnnnnnnnnnCCTGACATACGCTCATTCCCCGCCGGCAAAGCATCTTTATCCTCTTTCGCTTTTGAGGATATCAGAGTTCCCTTTGGTGGTGGTTGGTATTGCCGTGGACGGCGATGAGGATACTTTATCCCGGACACAGGAGCATCAGGAGGTGGAAGnnnnnnnnnnnnnnnnnnnnnnnnnnnnnnnnnnnnnnnnnnnnnnnnnnnnnnnTCCGACACTACCTACATCTTCCAAATCAAAATCTGCTTCATCGCAAGATACCCTAGAGACGGCATTCGACCGTACACTCTCTTCTCTTTTCCCTTCCAATTCTCCGTTC</text:p>
          </table:table-cell>
          <table:table-cell office:value-type="float" office:value="464">
            <text:p>464</text:p>
          </table:table-cell>
          <table:table-cell office:value-type="string">
            <text:p>CTGATGAACTTGTCCCTCCCTTCCATCGCGAATTGCCCCTGACATACGCTCATTCCCCGCCGGCAAAGCATCTTTATCCTCTTTCGCTTTTGAGGATATCAGAGTTCCCTTTGGTGGTGGTTGGTATTGCCGTGGACGGCGATGAGGATACTTTATCCCGGACACAGGAGCATCAGGAGGTGGAAGTCCGACACTACCTACATCTTCCAAATCAAAATCTGCTTCATCGCAAGATACCCTAGAGACGGCATTCGACCGTACACTCTCTTCTCTTTTCCCTTCCAATTCTCCGTTC</text:p>
          </table:table-cell>
          <table:table-cell office:value-type="float" office:value="295">
            <text:p>295</text:p>
          </table:table-cell>
          <table:table-cell office:value-type="float" office:value="169">
            <text:p>169</text:p>
          </table:table-cell>
          <table:table-cell office:value-type="string">
            <text:p>1 NAME 18_242248_248680_G020_242799_242853_P2 CHROM supercontig_1.18_of_Cryptococcus_neoformans_Serotype_B_CBS7750_SOAP_DE_NOVO START 242474 END 242992 FWD 25 REV 29 AMPLICOM 464 AMPLICOM CLEAN 295 AMPLICOM DIFF169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8_242248_248680_G030_243535_243629_P3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8_of_Cryptococcus_neoformans_Serotype_B</text:p>
          </table:table-cell>
          <table:table-cell table:style-name="Default" office:value-type="float" office:value="242963">
            <text:p>242963</text:p>
          </table:table-cell>
          <table:table-cell table:style-name="Default" office:value-type="float" office:value="243748">
            <text:p>243748</text:p>
          </table:table-cell>
          <table:table-cell table:style-name="Default" office:value-type="string">
            <text:p>CCTCTCGTCAAGCGCCTTGTCGTCGTTCC</text:p>
          </table:table-cell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AGTAGTTCTTCGACGAGCATGGCAGG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</text:p>
          </table:table-cell>
          <table:table-cell table:style-name="Default" office:value-type="float" office:value="730">
            <text:p>730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8_242248_248680_G030_243535_243629_P3 CHROM supercontig_1.18_of_Cryptococcus_neoformans_Serotype_B START 242963 END 243748 FWD 29 REV 26 AMPLICOM 730 AMPLICOM CLEAN 730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8_242248_248680_G030_243535_243629_P3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8_of_Cryptococcus_neoformans_Serotype_B_CBS7750_SOAP_DE_NOVO</text:p>
          </table:table-cell>
          <table:table-cell table:style-name="Default" office:value-type="float" office:value="242963">
            <text:p>242963</text:p>
          </table:table-cell>
          <table:table-cell table:style-name="Default" office:value-type="float" office:value="243748">
            <text:p>243748</text:p>
          </table:table-cell>
          <table:table-cell table:style-name="Default" office:value-type="string">
            <text:p>CCTCTCGTCAAGCGCCTTGTCGTCGTTCC</text:p>
          </table:table-cell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AGTAGTTCTTCGACGAGCATGGCAGG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nnnnnnnnnnnnnnnnnnnnnnnnnnnnnnnnnnnnnnnnnnnnnnnnnnnnnnnnnnnnnnnnnnnnnnnnnnnnnnnnnnnnnnnnnnnnnnnCGGGCAGGCCCAGTTCGACGATAGGTTCTTCATCTTCGTCTTTGACTAACCCTTTCAGGAGATCTTTGGCCGTGTCGTCGCCCTTTTCAAGA</text:p>
          </table:table-cell>
          <table:table-cell table:style-name="Default" office:value-type="float" office:value="730">
            <text:p>730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GGGCAGGCCCAGTTCGACGATAGGTTCTTCATCTTCGTCTTTGACTAACCCTTTCAGGAGATCTTTGGCCGTGTCGTCGCCCTTTTCAAGA</text:p>
          </table:table-cell>
          <table:table-cell table:style-name="Default" office:value-type="float" office:value="635">
            <text:p>635</text:p>
          </table:table-cell>
          <table:table-cell table:style-name="Default" office:value-type="float" office:value="95">
            <text:p>95</text:p>
          </table:table-cell>
          <table:table-cell table:style-name="Default" office:value-type="string">
            <text:p>1 NAME 18_242248_248680_G030_243535_243629_P3 CHROM supercontig_1.18_of_Cryptococcus_neoformans_Serotype_B_CBS7750_SOAP_DE_NOVO START 242963 END 243748 FWD 29 REV 26 AMPLICOM 730 AMPLICOM CLEAN 635 AMPLICOM DIFF95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8_242248_248680_G040_244749_244931_P4</text:p>
          </table:table-cell>
          <table:table-cell office:value-type="string">
            <text:p>original/R265_c_neoformans.fasta</text:p>
          </table:table-cell>
          <table:table-cell office:value-type="string">
            <text:p>supercontig_1.18_of_Cryptococcus_neoformans_Serotype_B</text:p>
          </table:table-cell>
          <table:table-cell office:value-type="float" office:value="242963">
            <text:p>242963</text:p>
          </table:table-cell>
          <table:table-cell office:value-type="float" office:value="243993">
            <text:p>243993</text:p>
          </table:table-cell>
          <table:table-cell office:value-type="string">
            <text:p>CCTCTCGTCAAGCGCCTTGTCGTCGTTCC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TCCTAAAGATTATTGCCGACTTTCTCCTCC</text:p>
          </table:table-cell>
          <table:table-cell office:value-type="float" office:value="30">
            <text:p>30</text:p>
          </table:table-cell>
          <table:table-cell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</text:p>
          </table:table-cell>
          <table:table-cell office:value-type="float" office:value="971">
            <text:p>971</text:p>
          </table:table-cell>
          <table:table-cell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string">
            <text:p>1 NAME 18_242248_248680_G040_244749_244931_P4 CHROM supercontig_1.18_of_Cryptococcus_neoformans_Serotype_B START 242963 END 243993 FWD 29 REV 30 AMPLICOM 971 AMPLICOM CLEAN 971 AMPLICOM DIFF0</text:p>
          </table:table-cell>
          <table:table-cell table:number-columns-repeated="1008"/>
        </table:table-row>
        <table:table-row table:style-name="ro1">
          <table:table-cell office:value-type="string">
            <text:p>18_242248_248680_G040_244749_244931_P4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8_of_Cryptococcus_neoformans_Serotype_B_CBS7750_SOAP_DE_NOVO</text:p>
          </table:table-cell>
          <table:table-cell office:value-type="float" office:value="242963">
            <text:p>242963</text:p>
          </table:table-cell>
          <table:table-cell office:value-type="float" office:value="243993">
            <text:p>243993</text:p>
          </table:table-cell>
          <table:table-cell office:value-type="string">
            <text:p>CCTCTCGTCAAGCGCCTTGTCGTCGTTCC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TCCTAAAGATTATTGCCGACTTTCTCCTCC</text:p>
          </table:table-cell>
          <table:table-cell office:value-type="float" office:value="30">
            <text:p>30</text:p>
          </table:table-cell>
          <table:table-cell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nnnnnnnnnnnnnnnnnnnnnnnnnnnnnnnnnnnnnnnnnnnnnnnnnnnnnnnnnnnnnnnnnnnnnnnnnnnnnnnnnnnnnnnnnnnnnnn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</text:p>
          </table:table-cell>
          <table:table-cell office:value-type="float" office:value="971">
            <text:p>971</text:p>
          </table:table-cell>
          <table:table-cell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</text:p>
          </table:table-cell>
          <table:table-cell office:value-type="float" office:value="876">
            <text:p>876</text:p>
          </table:table-cell>
          <table:table-cell office:value-type="float" office:value="95">
            <text:p>95</text:p>
          </table:table-cell>
          <table:table-cell office:value-type="string">
            <text:p>1 NAME 18_242248_248680_G040_244749_244931_P4 CHROM supercontig_1.18_of_Cryptococcus_neoformans_Serotype_B_CBS7750_SOAP_DE_NOVO START 242963 END 243993 FWD 29 REV 30 AMPLICOM 971 AMPLICOM CLEAN 876 AMPLICOM DIFF95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8_242248_248680_G041_244749_244931_P5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8_of_Cryptococcus_neoformans_Serotype_B</text:p>
          </table:table-cell>
          <table:table-cell table:style-name="Default" office:value-type="float" office:value="242963">
            <text:p>242963</text:p>
          </table:table-cell>
          <table:table-cell table:style-name="Default" office:value-type="float" office:value="244523">
            <text:p>244523</text:p>
          </table:table-cell>
          <table:table-cell table:style-name="Default" office:value-type="string">
            <text:p>CCTCTCGTCAAGCGCCTTGTCGTCGTTCC</text:p>
          </table:table-cell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AGGTGGCGTTGGGTTGTTTGGTGAGGCATGA</text:p>
          </table:table-cell>
          <table:table-cell table:style-name="Default" office:value-type="float" office:value="31">
            <text:p>31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TCCTAAAGATTATTGCCGACTTTCTCCTCCTCTCCGGCCTTTTCTCAGATAGTATCGTCCTCTATGACGAAGCGATCCAGCGGTGTAAGGAAGTAGGGGATGTGCTTTGGGAAGCGGCAGCGAGGGAGGGAAGGGCGGTGGCGGGCATAGAGGAGGGTTGGGGGTGGAGAGCTGGAGGAGTGAGTCTTTTTTCTTTTTTTCACTAATCATATCCTAAATCCAGAAGCGCTAATGAAATTCAATCCCACTAAAAACGGGTATTGAAACCAGACCCAAACTCAGCCATTCCCCGCATCTCCCATCCCCAACGAGATCTTTTCACAATTCGTAGCTGCGCTAGGATGTATCAGTTCGGCGCCCTTGCTCTTCCCCGAGTTTGATGCAGGATCAGGATTAGGAATAGAATCAGGACAAATGCAACAGACAGCAATAGACCGTGGAACCCATCTCCTTGCCTACTTGTACGCCGGCCTCGCGCTCCGATTGGCTCATTTTTTGCTGATTGTTTGGGCGGCGGGCGGATGGGGCG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ATCCACACCGCGAATCCTACCTCTTCCTCTACCTCCCTCTCGACATCTACGTCCACTTCCGCTTTAAGCTCTTCTCCCATCAATACCTCGACCA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TCCTAAAGATTATTGCCGACTTTCTCCTCCTCTCCGGCCTTTTCTCAGATAGTATCGTCCTCTATGACGAAGCGATCCAGCGGTGTAAGGAAGTAGGGGATGTGCTTTGGGAAGCGGCAGCGAGGGAGGGAAGGGCGGTGGCGGGCATAGAGGAGGGTTGGGGGTGGAGAGCTGGAGGAGTGAGTCTTTTTTCTTTTTTTCACTAATCATATCCTAAATCCAGAAGCGCTAATGAAATTCAATCCCACTAAAAACGGGTATTGAAACCAGACCCAAACTCAGCCATTCCCCGCATCTCCCATCCCCAACGAGATCTTTTCACAATTCGTAGCTGCGCTAGGATGTATCAGTTCGGCGCCCTTGCTCTTCCCCGAGTTTGATGCAGGATCAGGATTAGGAATAGAATCAGGACAAATGCAACAGACAGCAATAGACCGTGGAACCCATCTCCTTGCCTACTTGTACGCCGGCCTCGCGCTCCGATTGGCTCATTTTTTGCTGATTGTTTGGGCGGCGGGCGGATGGGGCG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8_242248_248680_G041_244749_244931_P5 CHROM supercontig_1.18_of_Cryptococcus_neoformans_Serotype_B START 242963 END 244523 FWD 29 REV 31 AMPLICOM 1500 AMPLICOM CLEAN 1500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8_242248_248680_G041_244749_244931_P5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8_of_Cryptococcus_neoformans_Serotype_B_CBS7750_SOAP_DE_NOVO</text:p>
          </table:table-cell>
          <table:table-cell table:style-name="Default" office:value-type="float" office:value="242963">
            <text:p>242963</text:p>
          </table:table-cell>
          <table:table-cell table:style-name="Default" office:value-type="float" office:value="244523">
            <text:p>244523</text:p>
          </table:table-cell>
          <table:table-cell table:style-name="Default" office:value-type="string">
            <text:p>CCTCTCGTCAAGCGCCTTGTCGTCGTTCC</text:p>
          </table:table-cell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AGGTGGCGTTGGGTTGTTTGGTGAGGCATGA</text:p>
          </table:table-cell>
          <table:table-cell table:style-name="Default" office:value-type="float" office:value="31">
            <text:p>31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nnnnnnnnnnnnnnnnnnnnnnnnnnnnnnnnnnnnnnnnnnnnnnnnnnnnnnnnnnnnnnnnnnnnnnnnnnnnnnnnnnnnnnnnnnnnnnn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TCCTAAAGATTATTGCCGACTTTCTCCTCCTCTCCGGCCTTTTCTCAGATAGTATCGTCCTCTATGACGAAGCGATCCAGCGGTGTAAGGAAGTAGGGGATGTGCTTTGGGAAGCGGCAGCGAGGGAGGGAAGGGCGGTGGCGGGCATAGAGGAGGGTTGGGGGTGGAGAGCTGGAGGAGTGAGTCTTTTTTCTTTTTTTCACTAATCATATCCTAAATCCAGAAGCGCTAATGAAATTCAATCCCACTAAAAACGGGTATTGAAACCAGACCCAAACTCAGCCATTCCCCGCATCTCCCATCCCCAACGAGATCTTTTCACAATTCGTAGCTGCGCTAGGATGTATCAGTTCGGCGCCCTTGCTCTTCCCCGAGTTTGATGCAGGATCAGGATTAGGAATAGAATCAGGACAAATGCAACAGACAGCAATAGACCGTGGAACCCATCTCCTTGCCTACTTGTACGCCGGCCTCGCGCTCCGATTGGCTCATTTTTTGCTGATTGTTTGGGCGGCGGGCGGATGGGGCG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string">
            <text:p>AAATCCCAATCTCGGTGCGAATGCGAGCAAAGAGAGGAAAGGAAAGGGTGGAGGGGAAGTGCTGTATGCGCCACGGGAAGGTCTGGAGCAATGGATAACCAAGCTGGTTGGAGAAGTCGTTGGTGACGCCCTTGGAGAATTGGGTGTTATCGTAAGCCTCCTTGGTCTCATTTGTAGCAGGTGTACACAGGAAAAGCTGATCACCAGGTAATAGGCTGCATATTTAGAGACCCCGTCCGGTTTACAGACACTTTCGTCGACCATCCTCCCATCTCTCACTTGTCTGCCACCCCCATCATCATCGGCTGGAACGGCCGGGAATTCAAGTAACAACTTTTTCCCCCACCCACGATCTGAAACTCCCAACTCTTACATCTCCAACGCTTCTACTCGTTCCAGCACGACCAGATCCACTCCAACAATAGCTGGTGACATAGTCGGTAAAGTCCGGTGTATCACCCCAGGTGGTATCCCTTCCTCCGCTGCTATTACTGCCAGGGCTGGGGCAACTCAAACTCAACTTCCTATCGAGTTTCCCTTCCCCGGGCAGGCCCAGTTCGACGATAGGTTCTTCATCTTCGTCTTTGACTAACCCTTTCAGGAGATCTTTGGCCGTGTCGTCGCCCTTTTCAAGAAGTAGTTCTTCGACGAGCATGGCAGGGACCGGATCGCCTGCGTCTTCAAATTTGACCATCACTGGAGGAGGAGGAGGAGTTAGCGGGGCTTCGCCCGGGGTATCACCTTCGCCTTCCCCATCTCCCTCTCCTGTACCCACCCACCGCCCAAATTCCTCCCACCCACTTTCCAAGTACACCTCTCTCCCTCTCTCCTCCTCCTCCACAAACACTAGCATTCCGCCCCTCGCTACAGGTCGTCTCCTAAAGATTATTGCCGACTTTCTCCTCCTCTCCGGCCTTTTCTCAGATAGTATCGTCCTCTATGACGAAGCGATCCAGCGGTGTAAGGAAGTAGGGGATGTGCTTTGGGAAGCGGCAGCGAGGGAGGGAAGGGCGGTGGCGGGCATAGAGGAGGGTTGGGGGTGGAGAGCTGGAGGAGTGAGTCTTTTTTCTTTTTTTCACTAATCATATCCTAAATCCAGAAGCGCTAATGAAATTCAATCCCACTAAAAACGGGTATTGAAACCAGACCCAAACTCAGCCATTCCCCGCATCTCCCATCCCCAACGAGATCTTTTCACAATTCGTAGCTGCGCTAGGATGTATCAGTTCGGCGCCCTTGCTCTTCCCCGAGTTTGATGCAGGATCAGGATTAGGAATAGAATCAGGACAAATGCAACAGACAGCAATAGACCGTGGAACCCATCTCCTTGCCTACTTGTACGCCGGCCTCGCGCTCCGATTGGCTCATTTTTTGCTGATTGTTTGGGCGGCGGGCGGATGGGGCG</text:p>
          </table:table-cell>
          <table:table-cell table:style-name="Default" office:value-type="float" office:value="1405">
            <text:p>1405</text:p>
          </table:table-cell>
          <table:table-cell table:style-name="Default" office:value-type="float" office:value="95">
            <text:p>95</text:p>
          </table:table-cell>
          <table:table-cell table:style-name="Default" office:value-type="string">
            <text:p>1 NAME 18_242248_248680_G041_244749_244931_P5 CHROM supercontig_1.18_of_Cryptococcus_neoformans_Serotype_B_CBS7750_SOAP_DE_NOVO START 242963 END 244523 FWD 29 REV 31 AMPLICOM 1500 AMPLICOM CLEAN 1405 AMPLICOM DIFF95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8_242248_248680_G042_244749_244931_P6</text:p>
          </table:table-cell>
          <table:table-cell office:value-type="string">
            <text:p>original/R265_c_neoformans.fasta</text:p>
          </table:table-cell>
          <table:table-cell office:value-type="string">
            <text:p>supercontig_1.18_of_Cryptococcus_neoformans_Serotype_B</text:p>
          </table:table-cell>
          <table:table-cell office:value-type="float" office:value="244492">
            <text:p>244492</text:p>
          </table:table-cell>
          <table:table-cell office:value-type="float" office:value="245339">
            <text:p>245339</text:p>
          </table:table-cell>
          <table:table-cell office:value-type="string">
            <text:p>AGGTGGCGTTGGGTTGTTTGGTGAGGCATGA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CTCAAGGAAACGCCGGTATCTT</text:p>
          </table:table-cell>
          <table:table-cell office:value-type="float" office:value="23">
            <text:p>23</text:p>
          </table:table-cell>
          <table:table-cell office:value-type="string">
            <text:p>GTTGCCGAGATCGTTCTTACCCCCCATCCCCCCCATCTCCTCCTCCCCGTCCTCCTCCATGTCCCGTGCCCATGCCACCGCTACTACCTCGACGTACGCGCAAGAGGGAAAACGGAAATCCCACCTCCGGGTCTTATCGACCAGTTCCCAAATCCCGCGTCATTTCATCCTTTCCCTAGCGCGTCTGGCGACATCTCCTCCCATTTTACGATGTCTTCGGTCGTCCTCTTTCCTTCCGGACTCGAGCTCGTCTGGGGTGGAAGAGATGGTAATTTGGAGGGAAGTGGGGTGGATAGCGCGGTTAGTAGGGATGGAGAGGAAGGAAGGATGGATAGGGGGGATGGTTGTGGAGGCCGTAGTGGGGGTTTTGAATGCCGCGACCGCAAGTAAAAGTCAAGTGAGTGGGAGT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</text:p>
          </table:table-cell>
          <table:table-cell office:value-type="float" office:value="793">
            <text:p>793</text:p>
          </table:table-cell>
          <table:table-cell office:value-type="string">
            <text:p>GTTGCCGAGATCGTTCTTACCCCCCATCCCCCCCATCTCCTCCTCCCCGTCCTCCTCCATGTCCCGTGCCCATGCCACCGCTACTACCTCGACGTACGCGCAAGAGGGAAAACGGAAATCCCACCTCCGGGTCTTATCGACCAGTTCCCAAATCCCGCGTCATTTCATCCTTTCCCTAGCGCGTCTGGCGACATCTCCTCCCATTTTACGATGTCTTCGGTCGTCCTCTTTCCTTCCGGACTCGAGCTCGTCTGGGGTGGAAGAGATGGTAATTTGGAGGGAAGTGGGGTGGATAGCGCGGTTAGTAGGGATGGAGAGGAAGGAAGGATGGATAGGGGGGATGGTTGTGGAGGCCGTAGTGGGGGTTTTGAATGCCGCGACCGCAAGTAAAAGTCAAGTGAGTGGGAGT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string">
            <text:p>1 NAME 18_242248_248680_G042_244749_244931_P6 CHROM supercontig_1.18_of_Cryptococcus_neoformans_Serotype_B START 244492 END 245339 FWD 31 REV 23 AMPLICOM 793 AMPLICOM CLEAN 793 AMPLICOM DIFF0</text:p>
          </table:table-cell>
          <table:table-cell table:number-columns-repeated="1008"/>
        </table:table-row>
        <table:table-row table:style-name="ro1">
          <table:table-cell office:value-type="string">
            <text:p>18_242248_248680_G042_244749_244931_P6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8_of_Cryptococcus_neoformans_Serotype_B_CBS7750_SOAP_DE_NOVO</text:p>
          </table:table-cell>
          <table:table-cell office:value-type="float" office:value="244492">
            <text:p>244492</text:p>
          </table:table-cell>
          <table:table-cell office:value-type="float" office:value="245339">
            <text:p>245339</text:p>
          </table:table-cell>
          <table:table-cell office:value-type="string">
            <text:p>AGGTGGCGTTGGGTTGTTTGGTGAGGCATGA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CTCAAGGAAACGCCGGTATCTT</text:p>
          </table:table-cell>
          <table:table-cell office:value-type="float" office:value="23">
            <text:p>23</text:p>
          </table:table-cell>
          <table:table-cell office:value-type="string">
            <text:p>GTTGCCGAGATCGTTCTTACCCCCCATCCCCCCCATCTCCTCCTCCCCGTCCTCCTCCATGTCCCGTGCCCATGCCACCGCTACTACCTCGACGTACGCGCAAGAGGGAAAACGGAAATCCCACCTCCGGGTCTTATCGACCAGTTCCCAAATCCCGCGTCATTTCATCCTTTCCCTAGCGCGTCTGGCGACATCTCCTCCCATTTTACGATGTCTTCGGTCGTCCnnnnnnnnnnnnnnnnnnnnnnnnnnnnnnnnnnnnnnnnnnnnnnnnnnnnnnnnnnnnnnnnnnnnnnnnnnnnnnnnnnnnnnnnnnnnnnnnnnnnnnnnnnnnnnnnnnnnnnnnnnnnnnnnnnnnnnnnnnnnnnnnnnnnnnnnnnnnnnnnnnnnnnnnnnnnnnnnnnnnnnn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</text:p>
          </table:table-cell>
          <table:table-cell office:value-type="float" office:value="793">
            <text:p>793</text:p>
          </table:table-cell>
          <table:table-cell office:value-type="string">
            <text:p>GTTGCCGAGATCGTTCTTACCCCCCATCCCCCCCATCTCCTCCTCCCCGTCCTCCTCCATGTCCCGTGCCCATGCCACCGCTACTACCTCGACGTACGCGCAAGAGGGAAAACGGAAATCCCACCTCCGGGTCTTATCGACCAGTTCCCAAATCCCGCGTCATTTCATCCTTTCCCTAGCGCGTCTGGCGACATCTCCTCCCATTTTACGATGTCTTCGGTCGTCC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</text:p>
          </table:table-cell>
          <table:table-cell office:value-type="float" office:value="610">
            <text:p>610</text:p>
          </table:table-cell>
          <table:table-cell office:value-type="float" office:value="183">
            <text:p>183</text:p>
          </table:table-cell>
          <table:table-cell office:value-type="string">
            <text:p>1 NAME 18_242248_248680_G042_244749_244931_P6 CHROM supercontig_1.18_of_Cryptococcus_neoformans_Serotype_B_CBS7750_SOAP_DE_NOVO START 244492 END 245339 FWD 31 REV 23 AMPLICOM 793 AMPLICOM CLEAN 610 AMPLICOM DIFF183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8_242248_248680_G043_244749_244931_P7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8_of_Cryptococcus_neoformans_Serotype_B</text:p>
          </table:table-cell>
          <table:table-cell table:style-name="Default" office:value-type="float" office:value="244492">
            <text:p>244492</text:p>
          </table:table-cell>
          <table:table-cell table:style-name="Default" office:value-type="float" office:value="245583">
            <text:p>245583</text:p>
          </table:table-cell>
          <table:table-cell table:style-name="Default" office:value-type="string">
            <text:p>AGGTGGCGTTGGGTTGTTTGGTGAGGCATGA</text:p>
          </table:table-cell>
          <table:table-cell table:style-name="Default" office:value-type="float" office:value="31">
            <text:p>31</text:p>
          </table:table-cell>
          <table:table-cell table:style-name="Default"/>
          <table:table-cell table:style-name="Default" office:value-type="string">
            <text:p>GGATGGGCGAGTTTGAAACTTGAGTTT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GTTGCCGAGATCGTTCTTACCCCCCATCCCCCCCATCTCCTCCTCCCCGTCCTCCTCCATGTCCCGTGCCCATGCCACCGCTACTACCTCGACGTACGCGCAAGAGGGAAAACGGAAATCCCACCTCCGGGTCTTATCGACCAGTTCCCAAATCCCGCGTCATTTCATCCTTTCCCTAGCGCGTCTGGCGACATCTCCTCCCATTTTACGATGTCTTCGGTCGTCCTCTTTCCTTCCGGACTCGAGCTCGTCTGGGGTGGAAGAGATGGTAATTTGGAGGGAAGTGGGGTGGATAGCGCGGTTAGTAGGGATGGAGAGGAAGGAAGGATGGATAGGGGGGATGGTTGTGGAGGCCGTAGTGGGGGTTTTGAATGCCGCGACCGCAAGTAAAAGTCAAGTGAGTGGGAGT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ACTCAAGGAAACGCCGGTATCTTCTCCATCCTTTCCCAACAGGCAAGGGTCCTAGGAATCGAGATTTTGCGGGATGTATTCCCGACTGAGAGGAGCGTATTTGTGCTTTGGCCACCTGCAGGTTCAGGTCAAGGTGATGGTCGACGGAAAGATATAGGGAAAGGGTTGTCGAGCGGAGGTATGGTAGGAGTTGATGATGAGCTCGGTGTAGGTTTTACCAGAGCTGGAGTTGAAGATTTC</text:p>
          </table:table-cell>
          <table:table-cell table:style-name="Default" office:value-type="float" office:value="1033">
            <text:p>1033</text:p>
          </table:table-cell>
          <table:table-cell table:style-name="Default" office:value-type="string">
            <text:p>GTTGCCGAGATCGTTCTTACCCCCCATCCCCCCCATCTCCTCCTCCCCGTCCTCCTCCATGTCCCGTGCCCATGCCACCGCTACTACCTCGACGTACGCGCAAGAGGGAAAACGGAAATCCCACCTCCGGGTCTTATCGACCAGTTCCCAAATCCCGCGTCATTTCATCCTTTCCCTAGCGCGTCTGGCGACATCTCCTCCCATTTTACGATGTCTTCGGTCGTCCTCTTTCCTTCCGGACTCGAGCTCGTCTGGGGTGGAAGAGATGGTAATTTGGAGGGAAGTGGGGTGGATAGCGCGGTTAGTAGGGATGGAGAGGAAGGAAGGATGGATAGGGGGGATGGTTGTGGAGGCCGTAGTGGGGGTTTTGAATGCCGCGACCGCAAGTAAAAGTCAAGTGAGTGGGAGT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ACTCAAGGAAACGCCGGTATCTTCTCCATCCTTTCCCAACAGGCAAGGGTCCTAGGAATCGAGATTTTGCGGGATGTATTCCCGACTGAGAGGAGCGTATTTGTGCTTTGGCCACCTGCAGGTTCAGGTCAAGGTGATGGTCGACGGAAAGATATAGGGAAAGGGTTGTCGAGCGGAGGTATGGTAGGAGTTGATGATGAGCTCGGTGTAGGTTTTACCAGAGCTGGAGTTGAAGATTTC</text:p>
          </table:table-cell>
          <table:table-cell table:style-name="Default" office:value-type="float" office:value="1033">
            <text:p>103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8_242248_248680_G043_244749_244931_P7 CHROM supercontig_1.18_of_Cryptococcus_neoformans_Serotype_B START 244492 END 245583 FWD 31 REV 27 AMPLICOM 1033 AMPLICOM CLEAN 1033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8_242248_248680_G043_244749_244931_P7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8_of_Cryptococcus_neoformans_Serotype_B_CBS7750_SOAP_DE_NOVO</text:p>
          </table:table-cell>
          <table:table-cell table:style-name="Default" office:value-type="float" office:value="244492">
            <text:p>244492</text:p>
          </table:table-cell>
          <table:table-cell table:style-name="Default" office:value-type="float" office:value="245583">
            <text:p>245583</text:p>
          </table:table-cell>
          <table:table-cell table:style-name="Default" office:value-type="string">
            <text:p>AGGTGGCGTTGGGTTGTTTGGTGAGGCATGA</text:p>
          </table:table-cell>
          <table:table-cell table:style-name="Default" office:value-type="float" office:value="31">
            <text:p>31</text:p>
          </table:table-cell>
          <table:table-cell table:style-name="Default"/>
          <table:table-cell table:style-name="Default" office:value-type="string">
            <text:p>GGATGGGCGAGTTTGAAACTTGAGTTT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GTTGCCGAGATCGTTCTTACCCCCCATCCCCCCCATCTCCTCCTCCCCGTCCTCCTCCATGTCCCGTGCCCATGCCACCGCTACTACCTCGACGTACGCGCAAGAGGGAAAACGGAAATCCCACCTCCGGGTCTTATCGACCAGTTCCCAAATCCCGCGTCATTTCATCCTTTCCCTAGCGCGTCTGGCGACATCTCCTCCCATTTTACGATGTCTTCGGTCGTCCnnnnnnnnnnnnnnnnnnnnnnnnnnnnnnnnnnnnnnnnnnnnnnnnnnnnnnnnnnnnnnnnnnnnnnnnnnnnnnnnnnnnnnnnnnnnnnnnnnnnnnnnnnnnnnnnnnnnnnnnnnnnnnnnnnnnnnnnnnnnnnnnnnnnnnnnnnnnnnnnnnnnnnnnnnnnnnnnnnnnnnn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ACTCAAGGAAACGCCGGTATCTTCTCCATCCTTTCCCAACAGGCAAGGGTCCTAGGAATCGAGATTTTGCGGGATGTATTCCCGACTGAGAGGAGCGTATTTGTGCTTTGGCCACCTGCAGGTTCAGGTCAAGGTGATGGTCGACGGAAAGATATAGGGAAAGGGTTGTCGAGCGGAGGTATGGTAGGAGTTGATGATGAGCTCGGTGTAGGTTTTACCAGAGCTGGAGTTGAAGATTTC</text:p>
          </table:table-cell>
          <table:table-cell table:style-name="Default" office:value-type="float" office:value="1033">
            <text:p>1033</text:p>
          </table:table-cell>
          <table:table-cell table:style-name="Default" office:value-type="string">
            <text:p>GTTGCCGAGATCGTTCTTACCCCCCATCCCCCCCATCTCCTCCTCCCCGTCCTCCTCCATGTCCCGTGCCCATGCCACCGCTACTACCTCGACGTACGCGCAAGAGGGAAAACGGAAATCCCACCTCCGGGTCTTATCGACCAGTTCCCAAATCCCGCGTCATTTCATCCTTTCCCTAGCGCGTCTGGCGACATCTCCTCCCATTTTACGATGTCTTCGGTCGTCCGGGAATGAGAGTGGCCCTGGAGCGAGGGAAGGGAGGGATGGGAATGGAAATCCTGGAAGGGTACCTTCGGATACGGCTGTAACGAATATGGGCACGAACACCAATATCAGCACGGCGAGTATGGGGGGTATGGCAGATAAGGAAAAGGATCGACGATTATCGACCATGAGCCAAGCGAGTTTGAGAAGCCAAACGAGCCAGACCACCGAAACCACTCAAGCTAGCCAAACTGATACCGATCCCGCTTCCGCGTCTGCCTCGGTAGGGTTAGGTCTCGGTATGTCCGTTTCCATTTCCTCCTCTACTTACCCGACAACAACGTCCGAAACCGACTCTCAACGCAGATCAGGGAGAGGGGGGATAACTATCCGCCGGAAAGAAATCACTCAAGGAAACGCCGGTATCTTCTCCATCCTTTCCCAACAGGCAAGGGTCCTAGGAATCGAGATTTTGCGGGATGTATTCCCGACTGAGAGGAGCGTATTTGTGCTTTGGCCACCTGCAGGTTCAGGTCAAGGTGATGGTCGACGGAAAGATATAGGGAAAGGGTTGTCGAGCGGAGGTATGGTAGGAGTTGATGATGAGCTCGGTGTAGGTTTTACCAGAGCTGGAGTTGAAGATTTC</text:p>
          </table:table-cell>
          <table:table-cell table:style-name="Default" office:value-type="float" office:value="850">
            <text:p>850</text:p>
          </table:table-cell>
          <table:table-cell table:style-name="Default" office:value-type="float" office:value="183">
            <text:p>183</text:p>
          </table:table-cell>
          <table:table-cell table:style-name="Default" office:value-type="string">
            <text:p>1 NAME 18_242248_248680_G043_244749_244931_P7 CHROM supercontig_1.18_of_Cryptococcus_neoformans_Serotype_B_CBS7750_SOAP_DE_NOVO START 244492 END 245583 FWD 31 REV 27 AMPLICOM 1033 AMPLICOM CLEAN 850 AMPLICOM DIFF183</text:p>
          </table:table-cell>
          <table:table-cell table:style-name="Default" table:number-columns-repeated="1008"/>
        </table:table-row>
        <table:table-row table:style-name="ro1">
          <table:table-cell office:value-type="string">
            <text:p>18_242248_248680_G050_246730_246782_P8</text:p>
          </table:table-cell>
          <table:table-cell office:value-type="string">
            <text:p>original/R265_c_neoformans.fasta</text:p>
          </table:table-cell>
          <table:table-cell office:value-type="string">
            <text:p>supercontig_1.18_of_Cryptococcus_neoformans_Serotype_B</text:p>
          </table:table-cell>
          <table:table-cell office:value-type="float" office:value="246562">
            <text:p>246562</text:p>
          </table:table-cell>
          <table:table-cell office:value-type="float" office:value="247028">
            <text:p>247028</text:p>
          </table:table-cell>
          <table:table-cell office:value-type="string">
            <text:p>CTTCGTCTCTCGGACGGTT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TCTACTGTCCGAGCGGCGACG</text:p>
          </table:table-cell>
          <table:table-cell office:value-type="float" office:value="21">
            <text:p>21</text:p>
          </table:table-cell>
          <table:table-cell office:value-type="string">
            <text:p>CGTCGGGGACTTCTATCTTCCCCTTTTGACCGATCAGGAGTGCACAAAAAGGGAACGAAAGTGTCAAAAGGAACGAATTCGATGTCGAGATGCGAAACGGTCAGGAATGGACAGGATGACCGCGTGGGAGGAAGAAATCATGGTGAATGCAGAGAAATTGAGGGAAGAAAAGGAGAATTTGGAGGGCCTGAAGTGGCTGGAATGTGAAGTATTGGAGCCATTGCCACTGGCTTGGATAAAGAGTACGAGTTTGACGCATGGAATGGCGATGCTGCATAACGGCGAAACGTAAGGTTCCTCCCATTCAGAGGAAGTTTTCTCTTTGCTGTAGGAGCTAACACTCGCTTAATAGCTCGACGATTCAGATCACGCTCGAGAACACGTCCTCCATTCCTATCAACTACCTTAGACTGTCCTTCGAAGAC</text:p>
          </table:table-cell>
          <table:table-cell office:value-type="float" office:value="425">
            <text:p>425</text:p>
          </table:table-cell>
          <table:table-cell office:value-type="string">
            <text:p>CGTCGGGGACTTCTATCTTCCCCTTTTGACCGATCAGGAGTGCACAAAAAGGGAACGAAAGTGTCAAAAGGAACGAATTCGATGTCGAGATGCGAAACGGTCAGGAATGGACAGGATGACCGCGTGGGAGGAAGAAATCATGGTGAATGCAGAGAAATTGAGGGAAGAAAAGGAGAATTTGGAGGGCCTGAAGTGGCTGGAATGTGAAGTATTGGAGCCATTGCCACTGGCTTGGATAAAGAGTACGAGTTTGACGCATGGAATGGCGATGCTGCATAACGGCGAAACGTAAGGTTCCTCCCATTCAGAGGAAGTTTTCTCTTTGCTGTAGGAGCTAACACTCGCTTAATAGCTCGACGATTCAGATCACGCTCGAGAACACGTCCTCCATTCCTATCAACTACCTTAGACTGTCCTTCGAAGAC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string">
            <text:p>1 NAME 18_242248_248680_G050_246730_246782_P8 CHROM supercontig_1.18_of_Cryptococcus_neoformans_Serotype_B START 246562 END 247028 FWD 20 REV 21 AMPLICOM 425 AMPLICOM CLEAN 425 AMPLICOM DIFF0</text:p>
          </table:table-cell>
          <table:table-cell table:number-columns-repeated="1008"/>
        </table:table-row>
        <table:table-row table:style-name="ro1">
          <table:table-cell office:value-type="string">
            <text:p>18_242248_248680_G050_246730_246782_P8</text:p>
          </table:table-cell>
          <table:table-cell office:value-type="string">
            <text:p>original/cbs7750_DE_NOVO_LAST.fasta</text:p>
          </table:table-cell>
          <table:table-cell office:value-type="string">
            <text:p>supercontig_1.18_of_Cryptococcus_neoformans_Serotype_B_CBS7750_SOAP_DE_NOVO</text:p>
          </table:table-cell>
          <table:table-cell office:value-type="float" office:value="246562">
            <text:p>246562</text:p>
          </table:table-cell>
          <table:table-cell office:value-type="float" office:value="247028">
            <text:p>247028</text:p>
          </table:table-cell>
          <table:table-cell office:value-type="string">
            <text:p>CTTCGTCTCTCGGACGGTT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TCTACTGTCCGAGCGGCGACG</text:p>
          </table:table-cell>
          <table:table-cell office:value-type="float" office:value="21">
            <text:p>21</text:p>
          </table:table-cell>
          <table:table-cell office:value-type="string">
            <text:p>CGTCGGGGACTTCTATCTTCCCCTTTTGACCGATCAGGAGTGCACAAAAAGGGAACGAAAGTGTCAAAAGGAACGAATTCGATGTCGAGATGCGAAACGGTCAGGAATGGACAGGATGACCGCGTGGGAGGAAGAAATCATGGTGAATnnnnnnnnnnnnnnnnnnnnnnnnnnnnnnnnnnnnnnnnnnnnnnnnnnnnnATGTGAAGTATTGGAGCCATTGCCACTGGCTTGGATAAAGAGTACGAGTTTGACGCATGGAATGGCGATGCTGCATAACGGCGAAACGTAAGGTTCCTCCCATTCAGAGGAAGTTTTCTCTTTGCTGTAGGAGCTAACACTCGCTTAATAGCTCGACGATTCAGATCACGCTCGAGAACACGTCCTCCATTCCTATCAACTACCTTAGACTGTCCTTCGAAGAC</text:p>
          </table:table-cell>
          <table:table-cell office:value-type="float" office:value="425">
            <text:p>425</text:p>
          </table:table-cell>
          <table:table-cell office:value-type="string">
            <text:p>CGTCGGGGACTTCTATCTTCCCCTTTTGACCGATCAGGAGTGCACAAAAAGGGAACGAAAGTGTCAAAAGGAACGAATTCGATGTCGAGATGCGAAACGGTCAGGAATGGACAGGATGACCGCGTGGGAGGAAGAAATCATGGTGAATATGTGAAGTATTGGAGCCATTGCCACTGGCTTGGATAAAGAGTACGAGTTTGACGCATGGAATGGCGATGCTGCATAACGGCGAAACGTAAGGTTCCTCCCATTCAGAGGAAGTTTTCTCTTTGCTGTAGGAGCTAACACTCGCTTAATAGCTCGACGATTCAGATCACGCTCGAGAACACGTCCTCCATTCCTATCAACTACCTTAGACTGTCCTTCGAAGAC</text:p>
          </table:table-cell>
          <table:table-cell office:value-type="float" office:value="372">
            <text:p>372</text:p>
          </table:table-cell>
          <table:table-cell office:value-type="float" office:value="53">
            <text:p>53</text:p>
          </table:table-cell>
          <table:table-cell office:value-type="string">
            <text:p>1 NAME 18_242248_248680_G050_246730_246782_P8 CHROM supercontig_1.18_of_Cryptococcus_neoformans_Serotype_B_CBS7750_SOAP_DE_NOVO START 246562 END 247028 FWD 20 REV 21 AMPLICOM 425 AMPLICOM CLEAN 372 AMPLICOM DIFF53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18_242248_248680_G060_248532_248587_P12</text:p>
          </table:table-cell>
          <table:table-cell table:style-name="Default" office:value-type="string">
            <text:p>original/R265_c_neoformans.fasta</text:p>
          </table:table-cell>
          <table:table-cell table:style-name="Default" office:value-type="string">
            <text:p>supercontig_1.18_of_Cryptococcus_neoformans_Serotype_B</text:p>
          </table:table-cell>
          <table:table-cell table:style-name="Default" office:value-type="float" office:value="248151">
            <text:p>248151</text:p>
          </table:table-cell>
          <table:table-cell table:style-name="Default" office:value-type="float" office:value="249142">
            <text:p>249142</text:p>
          </table:table-cell>
          <table:table-cell table:style-name="Default" office:value-type="string">
            <text:p>TTCGTGTGATTTTGCGAGGACG</text:p>
          </table:table-cell>
          <table:table-cell table:style-name="Default" office:value-type="float" office:value="22">
            <text:p>22</text:p>
          </table:table-cell>
          <table:table-cell table:style-name="Default"/>
          <table:table-cell table:style-name="Default" office:value-type="string">
            <text:p>GTGATAAGGAAGTACCTGAGATCGAG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GGGAAAGGATGGTGATGTTAGGGCAATGGACTTTGTTGATCTCGTGGTTGAGGTGACAAATAACTTGGGTGAGTATTTCGATCTCCGCTTCCTCTCAGCTTCTTCGACAATGTATTAATCTTCTGACTGTTTTTGGTTAGAACGACCCTACCGTCCGTACATCAATCTCACATGTCTCCCTACGTCCTCCACAGACTTTTCTTGGGCTCGTCCAACTTCCATCTACCGCCCCTCTTCCACTGAACAACATTCACATGTACACCCGCATCGAAATGTCTTATTTGATGGTTACCCAGCTGGTACTTTGGCTATGTTGCAAAAGGGCGAGAAAAATGTTTATGAAGTGGGCACGACGTTCTTATCTAGTGGGGAATATGGCTTCAGAGCTTCAGTTGAAGAGATCAAGGGAGAAGACAAAGAAGGGAACATAGTCCAGGTCGAACGAAAACAGGTCTGGTTTTCGCCAATATTGCAAGTCCAGGTCGTCTAAGCATTTTTCATCATGGATAGATGAGTTTCATACTCTTGGTGCGTAAACAAATACATTATATGTAGTACGATTTGTGAAATCTGGATCCTTCGCATTCAACCGATAAACCCGGATAACAAAAATGAGAAAAGAATCTGTATCTAGTTATACAAAACAGCATGCACGCCTAGCATCATAGAAAGTAGTAAGACCAAATAGCACACCCCAAGAACTCGCTCATTGGGCAAGGTTGACAAACTAGGCAATGATACCGTGAGCCTTTTGATATTCCTTGAGGCAGCCTTTGAGGGATCCATATCGTTGCGTCGCGTCGGCAGAGTCGGGCACTTTATAATGATCGTTAGCTCCACAGCACTCGAGTCTAGAATTGCGTTTGACTAACAGAAGACACCGTTGTTGATGGTAAGGACCTTCATCTTGGGGTGGTATGTTAGACCGGTAAGAAGCTTGGGT</text:p>
          </table:table-cell>
          <table:table-cell table:style-name="Default" office:value-type="float" office:value="943">
            <text:p>943</text:p>
          </table:table-cell>
          <table:table-cell table:style-name="Default" office:value-type="string">
            <text:p>GGGAAAGGATGGTGATGTTAGGGCAATGGACTTTGTTGATCTCGTGGTTGAGGTGACAAATAACTTGGGTGAGTATTTCGATCTCCGCTTCCTCTCAGCTTCTTCGACAATGTATTAATCTTCTGACTGTTTTTGGTTAGAACGACCCTACCGTCCGTACATCAATCTCACATGTCTCCCTACGTCCTCCACAGACTTTTCTTGGGCTCGTCCAACTTCCATCTACCGCCCCTCTTCCACTGAACAACATTCACATGTACACCCGCATCGAAATGTCTTATTTGATGGTTACCCAGCTGGTACTTTGGCTATGTTGCAAAAGGGCGAGAAAAATGTTTATGAAGTGGGCACGACGTTCTTATCTAGTGGGGAATATGGCTTCAGAGCTTCAGTTGAAGAGATCAAGGGAGAAGACAAAGAAGGGAACATAGTCCAGGTCGAACGAAAACAGGTCTGGTTTTCGCCAATATTGCAAGTCCAGGTCGTCTAAGCATTTTTCATCATGGATAGATGAGTTTCATACTCTTGGTGCGTAAACAAATACATTATATGTAGTACGATTTGTGAAATCTGGATCCTTCGCATTCAACCGATAAACCCGGATAACAAAAATGAGAAAAGAATCTGTATCTAGTTATACAAAACAGCATGCACGCCTAGCATCATAGAAAGTAGTAAGACCAAATAGCACACCCCAAGAACTCGCTCATTGGGCAAGGTTGACAAACTAGGCAATGATACCGTGAGCCTTTTGATATTCCTTGAGGCAGCCTTTGAGGGATCCATATCGTTGCGTCGCGTCGGCAGAGTCGGGCACTTTATAATGATCGTTAGCTCCACAGCACTCGAGTCTAGAATTGCGTTTGACTAACAGAAGACACCGTTGTTGATGGTAAGGACCTTCATCTTGGGGTGGTATGTTAGACCGGTAAGAAGCTTGGGT</text:p>
          </table:table-cell>
          <table:table-cell table:style-name="Default" office:value-type="float" office:value="943">
            <text:p>94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1 NAME 18_242248_248680_G060_248532_248587_P12 CHROM supercontig_1.18_of_Cryptococcus_neoformans_Serotype_B START 248151 END 249142 FWD 22 REV 26 AMPLICOM 943 AMPLICOM CLEAN 943 AMPLICOM DIFF0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>
            <text:p>18_242248_248680_G060_248532_248587_P12</text:p>
          </table:table-cell>
          <table:table-cell table:style-name="Default" office:value-type="string">
            <text:p>original/cbs7750_DE_NOVO_LAST.fasta</text:p>
          </table:table-cell>
          <table:table-cell table:style-name="Default" office:value-type="string">
            <text:p>supercontig_1.18_of_Cryptococcus_neoformans_Serotype_B_CBS7750_SOAP_DE_NOVO</text:p>
          </table:table-cell>
          <table:table-cell table:style-name="Default" office:value-type="float" office:value="248151">
            <text:p>248151</text:p>
          </table:table-cell>
          <table:table-cell table:style-name="Default" office:value-type="float" office:value="249142">
            <text:p>249142</text:p>
          </table:table-cell>
          <table:table-cell table:style-name="Default" office:value-type="string">
            <text:p>TTCGTGTGATTTTGCGAGGACG</text:p>
          </table:table-cell>
          <table:table-cell table:style-name="Default" office:value-type="float" office:value="22">
            <text:p>22</text:p>
          </table:table-cell>
          <table:table-cell table:style-name="Default"/>
          <table:table-cell table:style-name="Default" office:value-type="string">
            <text:p>GTGATAAGGAAGTACCTGAGATCGAG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GGGAAAGGATGGTGATGTTAGGGCAATGGACTTTGTTGATCTCGTGGTTGAGGTGACAAATAACTTGGGTGAGTATTTCGATCTCCGCTTCCTCTCAGCTTCTTCGACAATGTATTAATCTTCTGACTGTTTTTGGTTAGAACGACCCTACCGTCCGTACATCAATCTCACATGTCTCCCTACGTCCTCCACAGACTTTTCTTGGGCTCGTCCAACTTCCATCTACCGCCCCTCTTCCACTGAACAACATTCACATGTACACCCGCATCGAAATGTCTTATTTGATGGTTACCCAGCTGGTACTTTGGCTATGTTGCAAAAGGGCGAGAAAAATGTTTATGAAGTGGGCACGACGTTCTnnnnnnnnnnnnnnnnnnnnnnnnnnnnnnnnnnnnnnnnnnnnnnnnnnnnnnnnAAAGAAGGGAACATAGTCCAGGTCGAACGAAAACAGGTCTGGTTTTCGCCAATATTGCAAGTCCAGGTCGTCTAAGCATTTTTCATCATGGATAGATGAGTTTCATACTCTTGGTGCGTAAACAAATACATTATATGTAGTACGATTTGTGAAATCTGGATCCTTCGCATTCAACCGATAAACCCGGATAACAAAAATGAGAAAAGAATCTGTATCTAGTTATACAAAACAGCATGCACGCCTAGCATCATAGAAAGTAGTAAGACCAAATAGCACACCCCAAGAACTCGCTCATTGGGCAAGGTTGACAAACTAGGCAATGATACCGTGAGCCTTTTGATATTCCTTGAGGCAGCCTTTGAGGGATCCATATCGTTGCGTCGCGTCGGCAGAGTCGGGCACTTTATAATGATCGTTAGCTCCACAGCACTCGAGTCTAGAATTGCGTTTGACTAACAGAAGACACCGTTGTTGATGGTAAGGACCTTCATCTTGGGGTGGTATGTTAGACCGGTAAGAAGCTTGGGT</text:p>
          </table:table-cell>
          <table:table-cell table:style-name="Default" office:value-type="float" office:value="943">
            <text:p>943</text:p>
          </table:table-cell>
          <table:table-cell table:style-name="Default" office:value-type="string">
            <text:p>GGGAAAGGATGGTGATGTTAGGGCAATGGACTTTGTTGATCTCGTGGTTGAGGTGACAAATAACTTGGGTGAGTATTTCGATCTCCGCTTCCTCTCAGCTTCTTCGACAATGTATTAATCTTCTGACTGTTTTTGGTTAGAACGACCCTACCGTCCGTACATCAATCTCACATGTCTCCCTACGTCCTCCACAGACTTTTCTTGGGCTCGTCCAACTTCCATCTACCGCCCCTCTTCCACTGAACAACATTCACATGTACACCCGCATCGAAATGTCTTATTTGATGGTTACCCAGCTGGTACTTTGGCTATGTTGCAAAAGGGCGAGAAAAATGTTTATGAAGTGGGCACGACGTTCTAAAGAAGGGAACATAGTCCAGGTCGAACGAAAACAGGTCTGGTTTTCGCCAATATTGCAAGTCCAGGTCGTCTAAGCATTTTTCATCATGGATAGATGAGTTTCATACTCTTGGTGCGTAAACAAATACATTATATGTAGTACGATTTGTGAAATCTGGATCCTTCGCATTCAACCGATAAACCCGGATAACAAAAATGAGAAAAGAATCTGTATCTAGTTATACAAAACAGCATGCACGCCTAGCATCATAGAAAGTAGTAAGACCAAATAGCACACCCCAAGAACTCGCTCATTGGGCAAGGTTGACAAACTAGGCAATGATACCGTGAGCCTTTTGATATTCCTTGAGGCAGCCTTTGAGGGATCCATATCGTTGCGTCGCGTCGGCAGAGTCGGGCACTTTATAATGATCGTTAGCTCCACAGCACTCGAGTCTAGAATTGCGTTTGACTAACAGAAGACACCGTTGTTGATGGTAAGGACCTTCATCTTGGGGTGGTATGTTAGACCGGTAAGAAGCTTGGGT</text:p>
          </table:table-cell>
          <table:table-cell table:style-name="Default" office:value-type="float" office:value="887">
            <text:p>887</text:p>
          </table:table-cell>
          <table:table-cell table:style-name="Default" office:value-type="float" office:value="56">
            <text:p>56</text:p>
          </table:table-cell>
          <table:table-cell table:style-name="Default" office:value-type="string">
            <text:p>1 NAME 18_242248_248680_G060_248532_248587_P12 CHROM supercontig_1.18_of_Cryptococcus_neoformans_Serotype_B_CBS7750_SOAP_DE_NOVO START 248151 END 249142 FWD 22 REV 26 AMPLICOM 943 AMPLICOM CLEAN 887 AMPLICOM DIFF56</text:p>
          </table:table-cell>
          <table:table-cell table:style-name="Default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17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printed-by>Saulo Alves</meta:printed-by>
    <meta:print-date>2010-10-01T17:58:28</meta:print-date>
    <meta:generator>OpenOffice.org/3.1$Unix OpenOffice.org_project/310m19$Build-9420</meta:generator>
    <meta:document-statistic meta:table-count="1" meta:cell-count="435" meta:object-count="0"/>
  </office:meta>
</office:document-meta>
</file>